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Peterburg" svg:font-family="Peterburg"/>
    <style:font-face style:name="Tahoma1" svg:font-family="Tahoma"/>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16.999cm" table:align="margins" fo:keep-with-next="always" style:writing-mode="lr-tb"/>
    </style:style>
    <style:style style:name="Таблица2.A" style:family="table-column">
      <style:table-column-properties style:column-width="8.44cm" style:rel-column-width="32539*"/>
    </style:style>
    <style:style style:name="Таблица2.B" style:family="table-column">
      <style:table-column-properties style:column-width="8.558cm" style:rel-column-width="32996*"/>
    </style:style>
    <style:style style:name="Таблица2.1" style:family="table-row">
      <style:table-row-properties style:min-row-height="0.714cm" style:keep-together="true" fo:keep-together="auto"/>
    </style:style>
    <style:style style:name="Таблица2.A1" style:family="table-cell">
      <style:table-cell-properties fo:padding-left="0.049cm" fo:padding-right="0.049cm" fo:padding-top="0cm" fo:padding-bottom="0cm" fo:border-left="0.018cm solid #000000" fo:border-right="none" fo:border-top="0.018cm solid #000000" fo:border-bottom="0.018cm solid #000000"/>
    </style:style>
    <style:style style:name="Таблица2.B1" style:family="table-cell">
      <style:table-cell-properties fo:padding-left="0.049cm" fo:padding-right="0.049cm" fo:padding-top="0cm" fo:padding-bottom="0cm" fo:border="0.018cm solid #000000"/>
    </style:style>
    <style:style style:name="Таблица2.A2" style:family="table-cell">
      <style:table-cell-properties fo:padding-left="0.049cm" fo:padding-right="0.049cm" fo:padding-top="0cm" fo:padding-bottom="0cm" fo:border-left="0.018cm solid #000000" fo:border-right="none" fo:border-top="none" fo:border-bottom="0.018cm solid #000000"/>
    </style:style>
    <style:style style:name="Таблица2.B2" style:family="table-cell">
      <style:table-cell-properties fo:padding-left="0.049cm" fo:padding-right="0.049cm" fo:padding-top="0cm" fo:padding-bottom="0cm" fo:border-left="0.018cm solid #000000" fo:border-right="0.018cm solid #000000" fo:border-top="none" fo:border-bottom="0.018cm solid #000000"/>
    </style:style>
    <style:style style:name="Таблица2.3" style:family="table-row">
      <style:table-row-properties style:min-row-height="0.847cm" style:keep-together="true" fo:keep-together="auto"/>
    </style:style>
    <style:style style:name="Таблица2.4" style:family="table-row">
      <style:table-row-properties style:min-row-height="0.796cm" style:keep-together="true" fo:keep-together="auto"/>
    </style:style>
    <style:style style:name="Таблица2.6" style:family="table-row">
      <style:table-row-properties style:min-row-height="1.626cm" style:keep-together="true" fo:keep-together="auto"/>
    </style:style>
    <style:style style:name="Таблица4" style:family="table">
      <style:table-properties style:width="16.999cm" table:align="margins"/>
    </style:style>
    <style:style style:name="Таблица4.A" style:family="table-column">
      <style:table-column-properties style:column-width="8.498cm" style:rel-column-width="32767*"/>
    </style:style>
    <style:style style:name="Таблица4.B" style:family="table-column">
      <style:table-column-properties style:column-width="8.5cm" style:rel-column-width="32768*"/>
    </style:style>
    <style:style style:name="Таблица4.1" style:family="table-row">
      <style:table-row-properties style:min-row-height="2.185cm"/>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3" style:family="table">
      <style:table-properties style:width="16.999cm" table:align="margins"/>
    </style:style>
    <style:style style:name="Таблица3.A" style:family="table-column">
      <style:table-column-properties style:column-width="8.498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5" style:family="table">
      <style:table-properties style:width="16.633cm" table:align="left"/>
    </style:style>
    <style:style style:name="Таблица5.A" style:family="table-column">
      <style:table-column-properties style:column-width="4.096cm"/>
    </style:style>
    <style:style style:name="Таблица5.B" style:family="table-column">
      <style:table-column-properties style:column-width="2.545cm"/>
    </style:style>
    <style:style style:name="Таблица5.C" style:family="table-column">
      <style:table-column-properties style:column-width="3.665cm"/>
    </style:style>
    <style:style style:name="Таблица5.D" style:family="table-column">
      <style:table-column-properties style:column-width="6.327cm"/>
    </style:style>
    <style:style style:name="Таблица5.A1" style:family="table-cell">
      <style:table-cell-properties fo:padding="0.097cm" fo:border-left="0.002cm solid #000000" fo:border-right="none" fo:border-top="0.002cm solid #000000" fo:border-bottom="0.002cm solid #000000"/>
    </style:style>
    <style:style style:name="Таблица5.D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data-style-name="N0">
      <style:table-cell-properties fo:padding="0.097cm" fo:border-left="0.002cm solid #000000" fo:border-right="none" fo:border-top="none" fo:border-bottom="0.002cm solid #000000"/>
    </style:style>
    <style:style style:name="Таблица5.D2" style:family="table-cell">
      <style:table-cell-properties fo:padding="0.097cm" fo:border-left="0.002cm solid #000000" fo:border-right="0.002cm solid #000000" fo:border-top="none" fo:border-bottom="0.002cm solid #000000"/>
    </style:style>
    <style:style style:name="Таблица5.D4"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autospace="none"/>
      <style:text-properties fo:font-size="14pt" fo:font-weight="bold" style:font-size-asian="14pt" style:font-weight-asian="bold" style:font-size-complex="14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margin-left="0cm" fo:margin-right="0cm" fo:text-align="start" style:justify-single-word="false" fo:text-indent="0cm" style:auto-text-indent="false" style:text-autospace="none"/>
      <style:text-properties fo:font-size="14pt" style:font-size-asian="14pt" style:font-size-complex="14pt"/>
    </style:style>
    <style:style style:name="P5" style:family="paragraph" style:parent-style-name="Text_20_body">
      <style:paragraph-properties fo:margin-left="0cm" fo:margin-right="0cm" fo:margin-top="0.212cm" fo:margin-bottom="0.212cm" fo:text-indent="0cm" style:auto-text-indent="false"/>
      <style:text-properties fo:font-size="14pt" fo:language="uk" fo:country="UA" style:font-size-asian="14pt" style:font-size-complex="14pt"/>
    </style:style>
    <style:style style:name="P6" style:family="paragraph" style:parent-style-name="Standard">
      <style:paragraph-properties fo:margin-left="0cm" fo:margin-right="0cm" fo:text-align="justify" style:justify-single-word="false" fo:text-indent="0.953cm" style:auto-text-indent="false"/>
      <style:text-properties fo:font-size="14pt" fo:language="uk" fo:country="UA" style:font-size-asian="14pt" style:font-size-complex="14pt"/>
    </style:style>
    <style:style style:name="P7" style:family="paragraph" style:parent-style-name="Text_20_body">
      <style:paragraph-properties fo:margin-left="0cm" fo:margin-right="0cm" fo:text-align="justify" style:justify-single-word="false" fo:text-indent="0.953cm" style:auto-text-indent="false"/>
      <style:text-properties fo:font-size="14pt" fo:language="uk" fo:country="UA" style:font-size-asian="14pt" style:font-size-complex="14pt"/>
    </style:style>
    <style:style style:name="P8" style:family="paragraph" style:parent-style-name="Text_20_body">
      <style:paragraph-properties fo:margin-left="0cm" fo:margin-right="0cm" fo:text-align="justify" style:justify-single-word="false" fo:text-indent="0.953cm" style:auto-text-indent="false"/>
      <style:text-properties fo:font-size="14pt" fo:language="uk" fo:country="UA" fo:font-weight="bold" style:font-size-asian="14pt" style:font-weight-asian="bold" style:font-size-complex="14pt" style:font-weight-complex="bold"/>
    </style:style>
    <style:style style:name="P9" style:family="paragraph" style:parent-style-name="Text_20_body">
      <style:paragraph-properties fo:margin-left="0cm" fo:margin-right="0cm" fo:text-indent="0.953cm" style:auto-text-indent="false"/>
      <style:text-properties fo:font-size="14pt" style:font-size-asian="14pt" style:font-size-complex="14pt"/>
    </style:style>
    <style:style style:name="P10" style:family="paragraph" style:parent-style-name="Text_20_body">
      <style:paragraph-properties fo:margin-left="0cm" fo:margin-right="0cm" fo:text-align="justify" style:justify-single-word="false" fo:text-indent="0.953cm" style:auto-text-indent="false"/>
      <style:text-properties fo:font-size="14pt" style:font-size-asian="14pt" style:font-size-complex="14pt"/>
    </style:style>
    <style:style style:name="P11" style:family="paragraph" style:parent-style-name="Text_20_body">
      <style:paragraph-properties fo:margin-left="0cm" fo:margin-right="0cm" fo:text-align="justify" style:justify-single-word="false" fo:text-indent="0.953cm" style:auto-text-indent="false"/>
      <style:text-properties fo:font-size="14pt" fo:language="en" fo:country="US" style:font-size-asian="14pt" style:font-size-complex="14pt"/>
    </style:style>
    <style:style style:name="P12" style:family="paragraph" style:parent-style-name="Text_20_body">
      <style:paragraph-properties fo:margin-left="0cm" fo:margin-right="0cm" fo:margin-top="0.212cm" fo:margin-bottom="0.212cm" fo:text-indent="0.953cm" style:auto-text-indent="false"/>
      <style:text-properties fo:font-size="14pt" fo:language="uk" fo:country="UA" fo:font-weight="normal" style:font-size-asian="14pt" style:font-weight-asian="normal" style:font-size-complex="14pt" style:font-weight-complex="normal"/>
    </style:style>
    <style:style style:name="P13" style:family="paragraph" style:parent-style-name="Text_20_body">
      <style:text-properties fo:font-size="14pt" style:font-size-asian="14pt" style:font-size-complex="14pt"/>
    </style:style>
    <style:style style:name="P14" style:family="paragraph" style:parent-style-name="Text_20_body">
      <style:text-properties fo:font-size="14pt" fo:language="uk" fo:country="UA" style:font-size-asian="14pt" style:font-size-complex="14pt"/>
    </style:style>
    <style:style style:name="P15" style:family="paragraph" style:parent-style-name="Text_20_body">
      <style:paragraph-properties fo:text-align="justify" style:justify-single-word="false"/>
      <style:text-properties fo:font-size="14pt" fo:language="uk" fo:country="UA" style:font-size-asian="14pt" style:font-size-complex="14pt"/>
    </style:style>
    <style:style style:name="P16" style:family="paragraph" style:parent-style-name="Text_20_body">
      <style:paragraph-properties fo:text-align="center" style:justify-single-word="false"/>
      <style:text-properties fo:font-size="14pt" fo:language="uk" fo:country="UA" fo:font-weight="normal" style:font-size-asian="14pt" style:font-weight-asian="normal" style:font-size-complex="14pt" style:font-weight-complex="normal"/>
    </style:style>
    <style:style style:name="P17" style:family="paragraph" style:parent-style-name="Text_20_body">
      <style:paragraph-properties fo:text-align="center" style:justify-single-word="false"/>
      <style:text-properties fo:font-size="14pt" fo:language="uk" fo:country="UA" fo:font-style="italic" style:font-size-asian="14pt" style:font-size-complex="14pt"/>
    </style:style>
    <style:style style:name="P18" style:family="paragraph" style:parent-style-name="Text_20_body">
      <style:text-properties fo:font-size="11pt" fo:language="uk" fo:country="UA" style:font-size-asian="14pt" style:font-size-complex="14pt"/>
    </style:style>
    <style:style style:name="P19" style:family="paragraph" style:parent-style-name="Text_20_body">
      <style:paragraph-properties fo:text-align="center" style:justify-single-word="false"/>
      <style:text-properties fo:color="#000000" style:font-name="Peterburg" fo:font-size="16pt" fo:language="uk" fo:country="UA"/>
    </style:style>
    <style:style style:name="P20" style:family="paragraph" style:parent-style-name="Text_20_body">
      <style:paragraph-properties fo:text-align="end" style:justify-single-word="false"/>
      <style:text-properties fo:color="#000000" style:font-name="Peterburg" fo:font-size="16pt" fo:language="uk" fo:country="UA"/>
    </style:style>
    <style:style style:name="P21" style:family="paragraph" style:parent-style-name="Text_20_body">
      <style:paragraph-properties fo:text-align="center" style:justify-single-word="false"/>
      <style:text-properties fo:color="#000000" style:font-name="Peterburg" fo:font-size="16pt" fo:language="ru" fo:country="RU"/>
    </style:style>
    <style:style style:name="P22" style:family="paragraph" style:parent-style-name="Text_20_body">
      <style:paragraph-properties fo:text-align="end" style:justify-single-word="false"/>
      <style:text-properties fo:color="#000000" style:font-name="Peterburg" fo:font-size="16pt" fo:language="ru" fo:country="RU"/>
    </style:style>
    <style:style style:name="P23" style:family="paragraph" style:parent-style-name="Text_20_body">
      <style:paragraph-properties fo:text-align="center" style:justify-single-word="false"/>
      <style:text-properties fo:color="#000000"/>
    </style:style>
    <style:style style:name="P24" style:family="paragraph" style:parent-style-name="Text_20_body">
      <style:paragraph-properties fo:text-align="end" style:justify-single-word="false"/>
      <style:text-properties fo:color="#000000"/>
    </style:style>
    <style:style style:name="P25" style:family="paragraph" style:parent-style-name="Text_20_body">
      <style:paragraph-properties fo:text-align="end" style:justify-single-word="false"/>
    </style:style>
    <style:style style:name="P26" style:family="paragraph" style:parent-style-name="Text_20_body">
      <style:paragraph-properties fo:margin-left="1.302cm" fo:margin-right="0cm" fo:text-align="justify" style:justify-single-word="false" fo:text-indent="0cm" style:auto-text-indent="false"/>
      <style:text-properties fo:font-size="14pt" fo:language="uk" fo:country="UA" style:font-size-asian="14pt" style:font-size-complex="14pt"/>
    </style:style>
    <style:style style:name="P27" style:family="paragraph" style:parent-style-name="Text_20_body">
      <style:paragraph-properties fo:margin-left="0.97cm" fo:margin-right="0cm" fo:text-align="justify" style:justify-single-word="false" fo:text-indent="0.023cm" style:auto-text-indent="false">
        <style:tab-stops>
          <style:tab-stop style:position="0.949cm"/>
        </style:tab-stops>
      </style:paragraph-properties>
      <style:text-properties fo:font-size="14pt" fo:language="uk" fo:country="UA" style:font-size-asian="14pt" style:font-size-complex="14pt"/>
    </style:style>
    <style:style style:name="P28" style:family="paragraph" style:parent-style-name="Text_20_body">
      <style:paragraph-properties fo:margin-left="0cm" fo:margin-right="0cm" fo:margin-top="0.212cm" fo:margin-bottom="0.212cm" fo:text-align="justify" style:justify-single-word="false" fo:text-indent="0.951cm" style:auto-text-indent="false"/>
      <style:text-properties fo:font-size="14pt" fo:language="uk" fo:country="UA" fo:font-style="italic" style:font-size-asian="14pt" style:font-size-complex="14pt"/>
    </style:style>
    <style:style style:name="P29" style:family="paragraph" style:parent-style-name="Text_20_body">
      <style:paragraph-properties fo:margin-left="0cm" fo:margin-right="0cm" fo:text-align="justify" style:justify-single-word="false" fo:text-indent="0.118cm" style:auto-text-indent="false"/>
      <style:text-properties fo:font-size="14pt" fo:language="uk" fo:country="UA" style:font-size-asian="14pt" style:font-size-complex="14pt"/>
    </style:style>
    <style:style style:name="P30" style:family="paragraph" style:parent-style-name="Text_20_body">
      <style:paragraph-properties fo:margin-left="0cm" fo:margin-right="0cm" fo:text-align="justify" style:justify-single-word="false" fo:text-indent="0.118cm" style:auto-text-indent="false"/>
      <style:text-properties fo:font-size="14pt" style:font-size-asian="14pt" style:font-size-complex="14pt"/>
    </style:style>
    <style:style style:name="P31" style:family="paragraph" style:parent-style-name="Text_20_body">
      <style:paragraph-properties fo:margin-left="0cm" fo:margin-right="0cm" fo:text-align="justify" style:justify-single-word="false" fo:text-indent="0.118cm" style:auto-text-indent="false"/>
      <style:text-properties fo:font-size="14pt" fo:language="en" fo:country="US" style:font-size-asian="14pt" style:font-size-complex="14pt"/>
    </style:style>
    <style:style style:name="P32" style:family="paragraph" style:parent-style-name="Text_20_body">
      <style:paragraph-properties fo:margin-left="0.993cm" fo:margin-right="0cm" fo:text-indent="0.023cm" style:auto-text-indent="false"/>
      <style:text-properties fo:font-size="14pt" style:font-size-asian="14pt" style:font-size-complex="14pt"/>
    </style:style>
    <style:style style:name="P33" style:family="paragraph" style:parent-style-name="Text_20_body">
      <style:paragraph-properties fo:margin-left="0cm" fo:margin-right="0cm" fo:text-align="justify" style:justify-single-word="false" fo:text-indent="0.861cm" style:auto-text-indent="false"/>
      <style:text-properties fo:font-size="14pt" fo:language="uk" fo:country="UA" style:font-size-asian="14pt" style:font-size-complex="14pt"/>
    </style:style>
    <style:style style:name="P34" style:family="paragraph" style:parent-style-name="Text_20_body">
      <style:paragraph-properties fo:margin-left="0cm" fo:margin-right="0cm" fo:text-align="justify" style:justify-single-word="false" fo:text-indent="0.861cm" style:auto-text-indent="false"/>
      <style:text-properties fo:font-size="14pt" style:font-size-asian="14pt" style:font-size-complex="14pt"/>
    </style:style>
    <style:style style:name="P35" style:family="paragraph" style:parent-style-name="Text_20_body">
      <style:paragraph-properties fo:margin-left="0cm" fo:margin-right="0cm" fo:text-align="justify" style:justify-single-word="false" fo:text-indent="0.861cm" style:auto-text-indent="false"/>
      <style:text-properties fo:font-size="14pt" fo:language="en" fo:country="US" style:font-size-asian="14pt" style:font-size-complex="14pt"/>
    </style:style>
    <style:style style:name="P36" style:family="paragraph" style:parent-style-name="Text_20_body">
      <style:paragraph-properties fo:margin-left="0cm" fo:margin-right="0cm" fo:text-align="justify" style:justify-single-word="false" fo:text-indent="0.861cm" style:auto-text-indent="false"/>
      <style:text-properties fo:font-size="14pt" fo:language="ru" fo:country="RU" style:font-size-asian="14pt" style:font-size-complex="14pt"/>
    </style:style>
    <style:style style:name="P37" style:family="paragraph" style:parent-style-name="Text_20_body">
      <style:paragraph-properties fo:margin-left="0cm" fo:margin-right="0cm" fo:text-align="justify" style:justify-single-word="false" fo:text-indent="0.861cm" style:auto-text-indent="false" fo:break-before="page"/>
      <style:text-properties fo:font-size="14pt" fo:language="uk" fo:country="UA" fo:font-style="normal" style:font-size-asian="14pt" style:font-style-asian="normal" style:font-size-complex="14pt" style:font-style-complex="normal"/>
    </style:style>
    <style:style style:name="P38" style:family="paragraph" style:parent-style-name="Text_20_body">
      <style:paragraph-properties fo:margin-left="0cm" fo:margin-right="0cm" fo:text-align="justify" style:justify-single-word="false" fo:text-indent="1.249cm" style:auto-text-indent="false"/>
      <style:text-properties fo:font-size="14pt" fo:language="uk" fo:country="UA" style:font-size-asian="14pt" style:font-size-complex="14pt"/>
    </style:style>
    <style:style style:name="P39" style:family="paragraph" style:parent-style-name="Text_20_body">
      <style:paragraph-properties fo:margin-left="0cm" fo:margin-right="0cm" fo:text-align="justify" style:justify-single-word="false" fo:text-indent="1.249cm" style:auto-text-indent="false"/>
      <style:text-properties fo:font-size="14pt" style:font-size-asian="14pt" style:font-size-complex="14pt"/>
    </style:style>
    <style:style style:name="P40" style:family="paragraph" style:parent-style-name="Text_20_body">
      <style:paragraph-properties fo:margin-left="1.905cm" fo:margin-right="0cm" fo:text-indent="0cm" style:auto-text-indent="false"/>
      <style:text-properties fo:font-size="14pt" fo:language="uk" fo:country="UA" style:font-size-asian="14pt" style:font-size-complex="14pt"/>
    </style:style>
    <style:style style:name="P41" style:family="paragraph" style:parent-style-name="Table_20_Contents">
      <style:paragraph-properties fo:text-align="justify" style:justify-single-word="false"/>
      <style:text-properties fo:font-size="14pt" style:font-size-asian="14pt" style:font-size-complex="14pt"/>
    </style:style>
    <style:style style:name="P42" style:family="paragraph" style:parent-style-name="Table_20_Contents">
      <style:paragraph-properties fo:text-align="center" style:justify-single-word="false"/>
      <style:text-properties fo:font-size="14pt" style:font-size-asian="14pt" style:font-size-complex="14pt"/>
    </style:style>
    <style:style style:name="P43" style:family="paragraph" style:parent-style-name="Table_20_Contents">
      <style:paragraph-properties fo:text-align="justify" style:justify-single-word="false"/>
      <style:text-properties fo:font-size="14pt" fo:language="uk" fo:country="UA" style:font-size-asian="14pt" style:font-size-complex="14pt"/>
    </style:style>
    <style:style style:name="P44" style:family="paragraph" style:parent-style-name="Table_20_Contents">
      <style:paragraph-properties fo:text-align="center" style:justify-single-word="false"/>
      <style:text-properties fo:font-size="14pt" fo:language="uk" fo:country="UA" style:font-size-asian="14pt" style:font-size-complex="14pt"/>
    </style:style>
    <style:style style:name="P45" style:family="paragraph" style:parent-style-name="Table_20_Contents">
      <style:paragraph-properties fo:text-align="center" style:justify-single-word="false"/>
      <style:text-properties fo:font-size="14pt" fo:language="en" fo:country="US" style:font-size-asian="14pt" style:font-size-complex="14pt"/>
    </style:style>
    <style:style style:name="P46" style:family="paragraph" style:parent-style-name="Table_20_Contents">
      <style:paragraph-properties fo:text-align="center" style:justify-single-word="false"/>
      <style:text-properties fo:font-size="14pt" fo:language="ru" fo:country="RU" style:font-size-asian="14pt" style:font-size-complex="14pt"/>
    </style:style>
    <style:style style:name="P47" style:family="paragraph" style:parent-style-name="Table_20_Contents">
      <style:paragraph-properties fo:text-align="justify" style:justify-single-word="false"/>
      <style:text-properties fo:color="#ff0000" fo:font-size="14pt" fo:language="uk" fo:country="UA" fo:font-weight="bold" style:font-size-asian="14pt" style:font-weight-asian="bold" style:font-size-complex="14pt" style:font-weight-complex="bold"/>
    </style:style>
    <style:style style:name="P48" style:family="paragraph" style:parent-style-name="Table_20_Contents">
      <style:paragraph-properties fo:text-align="justify" style:justify-single-word="false"/>
      <style:text-properties fo:color="#355e00" fo:font-size="14pt" fo:language="uk" fo:country="UA" fo:font-weight="bold" style:font-size-asian="14pt" style:font-weight-asian="bold" style:font-size-complex="14pt" style:font-weight-complex="bold"/>
    </style:style>
    <style:style style:name="P49" style:family="paragraph" style:parent-style-name="Table_20_Contents">
      <style:paragraph-properties fo:text-align="justify" style:justify-single-word="false"/>
      <style:text-properties fo:color="#280099" fo:font-size="14pt" fo:language="uk" fo:country="UA" fo:font-weight="bold" style:font-size-asian="14pt" style:font-weight-asian="bold" style:font-size-complex="14pt" style:font-weight-complex="bold"/>
    </style:style>
    <style:style style:name="P50" style:family="paragraph" style:parent-style-name="Table_20_Contents">
      <style:paragraph-properties fo:text-align="justify" style:justify-single-word="false"/>
      <style:text-properties fo:color="#b3b300" fo:font-size="14pt" fo:language="uk" fo:country="UA" fo:font-weight="bold" style:font-size-asian="14pt" style:font-weight-asian="bold" style:font-size-complex="14pt" style:font-weight-complex="bold"/>
    </style:style>
    <style:style style:name="P51" style:family="paragraph" style:parent-style-name="Table_20_Heading">
      <style:text-properties fo:font-size="14pt" fo:language="uk" fo:country="UA" style:font-size-asian="14pt" style:font-size-complex="14pt"/>
    </style:style>
    <style:style style:name="P52" style:family="paragraph" style:parent-style-name="Bibliography_20_1">
      <style:paragraph-properties>
        <style:tab-stops/>
      </style:paragraph-properties>
    </style:style>
    <style:style style:name="P53" style:family="paragraph" style:parent-style-name="Table">
      <style:paragraph-properties fo:text-align="end" style:justify-single-word="false"/>
      <style:text-properties fo:font-size="14pt" style:font-size-asian="14pt" style:font-size-complex="14pt"/>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16.999cm" style:type="right" style:leader-style="dotted" style:leader-text="."/>
        </style:tab-stops>
      </style:paragraph-properties>
    </style:style>
    <style:style style:name="P56" style:family="paragraph" style:parent-style-name="Contents_20_2">
      <style:paragraph-properties>
        <style:tab-stops>
          <style:tab-stop style:position="16.499cm" style:type="right" style:leader-style="dotted" style:leader-text="."/>
        </style:tab-stops>
      </style:paragraph-properties>
    </style:style>
    <style:style style:name="P57" style:family="paragraph" style:parent-style-name="Contents_20_3">
      <style:paragraph-properties>
        <style:tab-stops>
          <style:tab-stop style:position="16cm" style:type="right" style:leader-style="dotted" style:leader-text="."/>
        </style:tab-stops>
      </style:paragraph-properties>
    </style:style>
    <style:style style:name="P58" style:family="paragraph" style:parent-style-name="Standard" style:list-style-name="L1">
      <style:paragraph-properties fo:text-align="start" style:justify-single-word="false" style:text-autospace="none"/>
      <style:text-properties fo:font-size="14pt" style:font-size-asian="14pt" style:font-size-complex="14pt"/>
    </style:style>
    <style:style style:name="P59" style:family="paragraph" style:parent-style-name="Text_20_body">
      <style:paragraph-properties fo:text-align="end" style:justify-single-word="false"/>
      <style:text-properties fo:color="#000000" style:font-name="Peterburg" fo:font-size="16pt" fo:language="uk" fo:country="UA"/>
    </style:style>
    <style:style style:name="P60" style:family="paragraph" style:parent-style-name="Text_20_body" style:list-style-name="L3">
      <style:paragraph-properties fo:text-align="justify" style:justify-single-word="false"/>
      <style:text-properties fo:font-size="14pt" fo:language="uk" fo:country="UA" style:font-size-asian="14pt" style:font-size-complex="14pt"/>
    </style:style>
    <style:style style:name="P61" style:family="paragraph" style:parent-style-name="Text_20_body" style:list-style-name="L7">
      <style:paragraph-properties fo:text-align="justify" style:justify-single-word="false"/>
      <style:text-properties fo:font-size="14pt" fo:language="uk" fo:country="UA" style:font-size-asian="14pt" style:font-size-complex="14pt"/>
    </style:style>
    <style:style style:name="P62" style:family="paragraph" style:parent-style-name="Text_20_body" style:list-style-name="L3">
      <style:text-properties fo:font-size="14pt" fo:language="uk" fo:country="UA" style:font-size-asian="14pt" style:font-size-complex="14pt"/>
    </style:style>
    <style:style style:name="P63" style:family="paragraph" style:parent-style-name="Text_20_body" style:list-style-name="L7">
      <style:paragraph-properties fo:text-align="justify" style:justify-single-word="false"/>
      <style:text-properties fo:font-size="14pt" fo:language="uk" fo:country="UA" fo:font-style="normal" style:font-size-asian="14pt" style:font-style-asian="normal" style:font-size-complex="14pt" style:font-style-complex="normal"/>
    </style:style>
    <style:style style:name="P64" style:family="paragraph" style:parent-style-name="Text_20_body" style:list-style-name="L3">
      <style:text-properties fo:font-size="14pt" style:font-size-asian="14pt" style:font-size-complex="14pt"/>
    </style:style>
    <style:style style:name="P65" style:family="paragraph" style:parent-style-name="Text_20_body" style:list-style-name="L7">
      <style:paragraph-properties fo:text-align="justify" style:justify-single-word="false"/>
      <style:text-properties fo:font-size="14pt" style:font-size-asian="14pt" style:font-size-complex="14pt"/>
    </style:style>
    <style:style style:name="P66" style:family="paragraph" style:parent-style-name="Text_20_body" style:list-style-name="L2">
      <style:paragraph-properties fo:margin-left="2.501cm" fo:margin-right="0cm" fo:text-align="justify" style:justify-single-word="false" fo:text-indent="-0.635cm" style:auto-text-indent="false"/>
      <style:text-properties fo:font-size="14pt" fo:language="uk" fo:country="UA" style:font-size-asian="14pt" style:font-size-complex="14pt"/>
    </style:style>
    <style:style style:name="P67" style:family="paragraph" style:parent-style-name="Text_20_body" style:list-style-name="L8">
      <style:paragraph-properties fo:margin-left="2.501cm" fo:margin-right="0cm" fo:text-align="justify" style:justify-single-word="false" fo:text-indent="-0.635cm" style:auto-text-indent="false"/>
      <style:text-properties fo:font-size="14pt" fo:language="uk" fo:country="UA" style:font-size-asian="14pt" style:font-size-complex="14pt"/>
    </style:style>
    <style:style style:name="P68" style:family="paragraph" style:parent-style-name="Text_20_body" style:list-style-name="L6">
      <style:paragraph-properties fo:margin-left="2.501cm" fo:margin-right="0cm" fo:text-indent="-0.635cm" style:auto-text-indent="false"/>
      <style:text-properties fo:font-size="14pt" fo:language="uk" fo:country="UA" style:font-size-asian="14pt" style:font-size-complex="14pt"/>
    </style:style>
    <style:style style:name="P69" style:family="paragraph" style:parent-style-name="Text_20_body" style:list-style-name="L8">
      <style:paragraph-properties fo:margin-left="2.501cm" fo:margin-right="0cm" fo:text-align="justify" style:justify-single-word="false" fo:text-indent="-0.635cm" style:auto-text-indent="false"/>
      <style:text-properties fo:font-size="14pt" style:font-size-asian="14pt" style:font-size-complex="14pt"/>
    </style:style>
    <style:style style:name="P70" style:family="paragraph" style:parent-style-name="Text_20_body" style:list-style-name="L6">
      <style:paragraph-properties fo:margin-left="2.501cm" fo:margin-right="0cm" fo:text-indent="-0.635cm" style:auto-text-indent="false"/>
    </style:style>
    <style:style style:name="P71" style:family="paragraph" style:parent-style-name="Text_20_body" style:list-style-name="L4">
      <style:paragraph-properties fo:margin-left="1.251cm" fo:margin-right="0cm" fo:text-align="justify" style:justify-single-word="false" fo:text-indent="0.953cm" style:auto-text-indent="false"/>
      <style:text-properties fo:font-size="14pt" style:font-size-asian="14pt" style:font-size-complex="14pt"/>
    </style:style>
    <style:style style:name="P72" style:family="paragraph" style:parent-style-name="Text_20_body" style:list-style-name="L5">
      <style:paragraph-properties fo:margin-left="1.302cm" fo:margin-right="0cm" fo:text-align="justify" style:justify-single-word="false" fo:text-indent="0cm" style:auto-text-indent="false"/>
      <style:text-properties fo:font-size="14pt" style:font-size-asian="14pt" style:font-size-complex="14pt"/>
    </style:style>
    <style:style style:name="P73" style:family="paragraph" style:parent-style-name="Text_20_body" style:list-style-name="L3">
      <style:paragraph-properties fo:margin-left="0.97cm" fo:margin-right="0cm" fo:text-align="justify" style:justify-single-word="false" fo:text-indent="1.058cm" style:auto-text-indent="false"/>
      <style:text-properties fo:font-size="14pt" style:font-size-asian="14pt" style:font-size-complex="14pt"/>
    </style:style>
    <style:style style:name="P74" style:family="paragraph" style:parent-style-name="Text_20_body" style:list-style-name="L3">
      <style:paragraph-properties fo:margin-left="0.97cm" fo:margin-right="0cm" fo:text-align="justify" style:justify-single-word="false" fo:text-indent="0.023cm" style:auto-text-indent="false">
        <style:tab-stops>
          <style:tab-stop style:position="0.949cm"/>
        </style:tab-stops>
      </style:paragraph-properties>
      <style:text-properties fo:font-size="14pt" style:font-size-asian="14pt" style:font-size-complex="14pt"/>
    </style:style>
    <style:style style:name="P75" style:family="paragraph" style:parent-style-name="Text_20_body" style:list-style-name="L6">
      <style:paragraph-properties fo:margin-left="1.905cm" fo:margin-right="0cm" fo:text-indent="0cm" style:auto-text-indent="false"/>
      <style:text-properties fo:font-size="14pt" fo:language="uk" fo:country="UA" style:font-size-asian="14pt" style:font-size-complex="14pt"/>
    </style:style>
    <style:style style:name="P76" style:family="paragraph" style:parent-style-name="Text_20_body" style:list-style-name="L8">
      <style:paragraph-properties fo:margin-left="1.323cm" fo:margin-right="0cm" fo:text-align="justify" style:justify-single-word="false" fo:text-indent="0cm" style:auto-text-indent="false">
        <style:tab-stops/>
      </style:paragraph-properties>
      <style:text-properties fo:font-size="14pt" style:font-size-asian="14pt" style:font-size-complex="14pt"/>
    </style:style>
    <style:style style:name="P77" style:family="paragraph" style:parent-style-name="Bibliography_20_Heading">
      <style:paragraph-properties fo:break-before="page"/>
    </style:style>
    <style:style style:name="P78" style:family="paragraph" style:parent-style-name="Heading_20_1">
      <style:paragraph-properties fo:text-align="center" style:justify-single-word="false"/>
    </style:style>
    <style:style style:name="P79" style:family="paragraph" style:parent-style-name="Heading_20_1">
      <style:paragraph-properties fo:break-before="page"/>
    </style:style>
    <style:style style:name="P80" style:family="paragraph" style:parent-style-name="Heading_20_1">
      <style:paragraph-properties fo:text-align="center" style:justify-single-word="false" fo:break-before="page"/>
    </style:style>
    <style:style style:name="P81" style:family="paragraph" style:parent-style-name="Heading_20_1">
      <style:paragraph-properties fo:text-align="center" style:justify-single-word="false" fo:break-before="page"/>
      <style:text-properties fo:font-size="16pt" fo:language="uk" fo:country="UA" style:font-size-asian="16pt" style:font-size-complex="16pt"/>
    </style:style>
    <style:style style:name="P82" style:family="paragraph" style:parent-style-name="Heading_20_2">
      <style:paragraph-properties fo:break-before="page"/>
      <style:text-properties fo:language="uk" fo:country="UA"/>
    </style:style>
    <style:style style:name="P83" style:family="paragraph" style:parent-style-name="Heading_20_2">
      <style:paragraph-properties fo:break-before="page"/>
      <style:text-properties fo:language="uk" fo:country="UA" fo:font-weight="bold" style:font-weight-asian="bold" style:font-weight-complex="bold"/>
    </style:style>
    <style:style style:name="P84" style:family="paragraph" style:parent-style-name="Heading_20_3">
      <style:paragraph-properties fo:break-before="page"/>
    </style:style>
    <style:style style:name="T1" style:family="text">
      <style:text-properties fo:language="uk" fo:country="UA"/>
    </style:style>
    <style:style style:name="T2" style:family="text">
      <style:text-properties fo:language="uk" fo:country="UA" fo:font-weight="bold"/>
    </style:style>
    <style:style style:name="T3" style:family="text">
      <style:text-properties fo:language="uk" fo:country="UA" fo:font-style="italic"/>
    </style:style>
    <style:style style:name="T4" style:family="text">
      <style:text-properties fo:language="uk" fo:country="UA" fo:font-style="normal" style:font-style-asian="normal" style:font-style-complex="normal"/>
    </style:style>
    <style:style style:name="T5" style:family="text">
      <style:text-properties fo:language="uk" fo:country="UA" fo:font-style="normal" fo:font-weight="bold" style:font-style-asian="normal" style:font-weight-asian="bold" style:font-style-complex="normal"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style:font-name="Verdana"/>
    </style:style>
    <style:style style:name="T11" style:family="text">
      <style:text-properties style:font-name="Verdana" fo:language="uk" fo:country="UA"/>
    </style:style>
    <style:style style:name="T12" style:family="text">
      <style:text-properties style:font-name="Verdana" fo:language="uk" fo:country="UA" fo:font-weight="bold"/>
    </style:style>
    <style:style style:name="T13" style:family="text">
      <style:text-properties style:font-name="Verdana" fo:language="uk" fo:country="UA" fo:font-weight="normal"/>
    </style:style>
    <style:style style:name="T14" style:family="text">
      <style:text-properties style:font-name="Verdana" fo:language="en" fo:country="US"/>
    </style:style>
    <style:style style:name="T15" style:family="text">
      <style:text-properties style:font-name="Verdana" fo:language="en" fo:country="US" fo:font-weight="bold"/>
    </style:style>
    <style:style style:name="T16" style:family="text">
      <style:text-properties style:font-name="Verdana" fo:font-weight="bold"/>
    </style:style>
    <style:style style:name="T17" style:family="text">
      <style:text-properties fo:language="en" fo:country="US"/>
    </style:style>
    <style:style style:name="T18" style:family="text">
      <style:text-properties fo:language="en" fo:country="US" fo:font-weight="bold"/>
    </style:style>
    <style:style style:name="T19" style:family="text">
      <style:text-properties fo:language="en" fo:country="U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language="en" fo:country="US" fo:font-style="italic" fo:font-weight="bold" style:font-style-asian="italic" style:font-weight-asian="bold" style:font-style-complex="italic" style:font-weight-complex="bold"/>
    </style:style>
    <style:style style:name="T21" style:family="text">
      <style:text-properties fo:language="en" fo:country="US" fo:font-style="normal" style:font-style-asian="normal" style:font-style-complex="normal"/>
    </style:style>
    <style:style style:name="T22" style:family="text">
      <style:text-properties fo:language="en" fo:country="US" fo:font-style="normal" fo:font-weight="bold" style:font-style-asian="normal" style:font-weight-asian="bold" style:font-style-complex="normal" style:font-weight-complex="bold"/>
    </style:style>
    <style:style style:name="T23" style:family="text">
      <style:text-properties fo:language="en" fo:country="US" fo:font-weight="normal" style:font-weight-asian="normal" style:font-weight-complex="normal"/>
    </style:style>
    <style:style style:name="T24" style:family="text">
      <style:text-properties style:font-name="Times New Roman1"/>
    </style:style>
    <style:style style:name="T25" style:family="text">
      <style:text-properties style:font-name="Times New Roman1" fo:language="uk" fo:country="UA"/>
    </style:style>
    <style:style style:name="T26" style:family="text">
      <style:text-properties fo:font-size="14pt" style:font-size-asian="14pt" style:font-size-complex="14pt"/>
    </style:style>
    <style:style style:name="T27" style:family="text">
      <style:text-properties fo:font-size="14pt" fo:language="uk" fo:country="UA" style:font-size-asian="14pt" style:font-size-complex="14pt"/>
    </style:style>
    <style:style style:name="T28" style:family="text">
      <style:text-properties fo:font-size="14pt" fo:language="uk" fo:country="UA" fo:font-weight="normal" style:font-size-asian="14pt" style:font-weight-asian="normal" style:font-size-complex="14pt" style:font-weight-complex="normal"/>
    </style:style>
    <style:style style:name="T29" style:family="text">
      <style:text-properties fo:language="ru" fo:country="RU"/>
    </style:style>
    <style:style style:name="T30" style:family="text">
      <style:text-properties fo:language="ru" fo:country="RU" fo:font-style="italic" fo:font-weight="bold" style:font-style-asian="italic" style:font-weight-asian="bold" style:font-style-complex="italic" style:font-weight-complex="bold"/>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style:font-style-asian="normal" style:font-style-complex="normal"/>
    </style:style>
    <style:style style:name="T33" style:family="text">
      <style:text-properties fo:font-weight="normal" style:font-weight-asian="normal" style:font-weight-complex="normal"/>
    </style:style>
    <style:style style:name="T34" style:family="text">
      <style:text-properties fo:color="#000000" style:font-name="Peterburg" fo:font-size="16pt"/>
    </style:style>
    <style:style style:name="T35" style:family="text">
      <style:text-properties fo:color="#000000" fo:language="en" fo:country="US"/>
    </style:style>
    <style:style style:name="fr1" style:family="graphic" style:parent-style-name="Frame">
      <style:graphic-properties fo:margin-left="0.318cm" fo:margin-right="0.318cm" fo:margin-top="0cm" fo:margin-bottom="0cm" style:wrap="right" style:number-wrapped-paragraphs="no-limit" style:vertical-pos="top" style:vertical-rel="paragraph-content" style:horizontal-pos="left" style:horizontal-rel="paragraph" fo:padding="0cm" fo:border="none" style:shadow="none"/>
    </style:style>
    <style:style style:name="fr2" style:family="graphic" style:parent-style-name="Frame">
      <style:graphic-properties fo:margin-left="0.318cm" fo:margin-right="0.318cm" fo:margin-top="0cm" fo:margin-bottom="0cm" style:wrap="right" style:number-wrapped-paragraphs="no-limit" style:vertical-pos="top" style:vertical-rel="paragraph-content" style:horizontal-pos="left" style:horizontal-rel="paragraph" fo:padding="0cm" fo:border="none"/>
    </style:style>
    <style:style style:name="fr3" style:family="graphic" style:parent-style-name="Frame">
      <style:graphic-properties fo:margin-left="0.318cm" fo:margin-right="0.318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Дніпропетровський Національний Університет</text:p>
      <text:p text:style-name="P19">кафедра математичного забезпечення ЕОМ</text:p>
      <text:p text:style-name="P23"> </text:p>
      <text:p text:style-name="P23"> </text:p>
      <text:p text:style-name="P23"> </text:p>
      <text:p text:style-name="P23"> </text:p>
      <text:p text:style-name="P23"> </text:p>
      <text:p text:style-name="P21">Курсова робота <text:span text:style-name="T1">з </text:span>теми<text:span text:style-name="T1"> </text:span></text:p>
      <text:p text:style-name="P21"><text:span text:style-name="T1">"</text:span><text:span text:style-name="T28">МЕТОДИ АДАПТИВНОГО ПРОЕКТУВАННЯ НЕЙРОННИХ МЕРЕЖ ПРЯМОГО РОЗПОВСЮДЖЕННЯ З КАСКАДНОЮ АРХІТЕКТУРОЮ</text:span><text:span text:style-name="T1">"</text:span></text:p>
      <text:p text:style-name="P23"> </text:p>
      <text:p text:style-name="P23">  </text:p>
      <text:p text:style-name="P23"> </text:p>
      <text:p text:style-name="P20">Виконав</text:p>
      <text:p text:style-name="P20">Студент групи ПЗ-09-м</text:p>
      <text:p text:style-name="P20">Додатко О.В</text:p>
      <text:p text:style-name="P24"> </text:p>
      <text:p text:style-name="P24"/>
      <text:p text:style-name="P24"> </text:p>
      <text:p text:style-name="P22">Кер<text:span text:style-name="T1">івник</text:span></text:p>
      <text:p text:style-name="P20">доцент кафедри МЗ ЕОМ</text:p>
      <text:p text:style-name="P20">Кузнєцов К.А.</text:p>
      <text:p text:style-name="P25"/>
      <text:p text:style-name="P25"/>
      <text:p text:style-name="P25"/>
      <text:p text:style-name="P16"><text:span text:style-name="T34">Дніпропетровськ 2009</text:span><text:span text:style-name="T35"> </text:span><text:span text:style-name="T34">р</text:span></text:p>
      <text:p text:style-name="P17"/>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4">Оглавление</text:p>
          </text:index-title>
          <text:p text:style-name="P55">Вступ<text:tab/>3</text:p>
          <text:p text:style-name="P55">Порівняння алгоритмів навчання нейронних мереж<text:tab/>4</text:p>
          <text:p text:style-name="P55">Застосування еволюційних алгоритмів для підбору архітектури нейронних мереж<text:tab/>5</text:p>
          <text:p text:style-name="P56">Відповідності у термінології<text:tab/>5</text:p>
          <text:p text:style-name="P56">Граматика G0L<text:tab/>5</text:p>
          <text:p text:style-name="P56">Оператори мутації<text:tab/>7</text:p>
          <text:p text:style-name="P56">Навчання мережі методом випадкового пошуку.<text:tab/>8</text:p>
          <text:p text:style-name="P55">Результати досліджень<text:tab/>10</text:p>
          <text:p text:style-name="P56">Задача «Two Spiral problem»<text:tab/>10</text:p>
          <text:p text:style-name="P56">Метод випадкового пошуку :<text:tab/>11</text:p>
          <text:p text:style-name="P56">Навчання за допомогою <text:s/>Matlab Neural network toolbox<text:tab/>11</text:p>
          <text:p text:style-name="P56">Особливості Matlab Neural network toolbox <text:tab/>12</text:p>
          <text:p text:style-name="P56">Результати навчання мереж, сконструйованих вручну<text:tab/>13</text:p>
          <text:p text:style-name="P57">Каскадна мережа Фальмана<text:tab/>13</text:p>
          <text:p text:style-name="P57">Каскадна мережа із шарами різного розміру<text:tab/>14</text:p>
          <text:p text:style-name="P57">Результати навчання із автоматичним підбором архітектури.<text:tab/>15</text:p>
          <text:p text:style-name="P55">Висновки <text:tab/>17</text:p>
          <text:p text:style-name="P55">Список літератури<text:tab/>18</text:p>
        </text:index-body>
      </text:table-of-content>
      <text:p text:style-name="P28"/>
      <text:h text:style-name="P80" text:outline-level="1">Вступ</text:h>
      <text:p text:style-name="P28">Дану роботу присвячено розробці інструменту для автоматичного підбору архітектури нейронних мереж за допомогою еволюційних алгоритмів. Розглянуто альтернативні способи представлення архітектури та алгоритми навчання нейронних мереж каскадного типу.</text:p>
      <text:p text:style-name="P7">З появою потужних обчислювальних машин, що здатні виконувати мільйони операцій в секунду, з‘явилась можливість втілювати в життя складні алгоритми вирішення тих чи інших задач реального світу. Однак, традиційна обчислювальна техніка не надто добре пристосована до розв’язання таких задач як розпізнавання образів, класифікація, прогнозування, ітд. Тому ведуться розробки альтернативних способів обчислень. Ідеї багатьох із них запозичені у природи : нейронні мережі, генетичні алгоритми, <text:span text:style-name="T17">L</text:span>-системи ітд.</text:p>
      <text:p text:style-name="P14">Багато задач можуть бути розв’язані з використанням нейронних мереж. Однією із найскладніших проблем при використанні такого підходу є вибір правильної архітектури мережі – кількості нейронів, їхніх активаційних функцій, наявності зв’язків між ними. </text:p>
      <text:p text:style-name="P14">Побудова архітектури мережі вручну є прийнятною для невеликих за обсягом задач або для задач із вже відомим розв’язком. Але цей підхід не є задовільним при побудові великих мереж для розв’язання складних завдань з реального світу. Тому ведуться розробки методів автоматичного підбору архітектури нейронних мереж, що підходила б якнайкраще до конкретної задачі.</text:p>
      <text:p text:style-name="P13"><text:span text:style-name="T25">У даній роботі розглянуто деякі існуючі методи навчання нейронних мереж із автоматичним підбором архітектури. Також було здійснено спробу створити програмне забезпечення, здатне знаходити оптимальну для конкретної задачі архітектуру нейронної мережі прямого розповсюдження з каскадними елементами. Цього було досягнення в результаті розробки компактної схеми кодування архітектури нейронної мережі та їх поєднання із еволюційними алгоритмами.</text:span> </text:p>
      <text:p text:style-name="P18"/>
      <text:h text:style-name="P81" text:outline-level="1">Порівняння алгоритмів навчання нейронних мереж</text:h>
      <text:p text:style-name="P7">Нейронні мережі з неполіноміальними функціями активації можуть бути використані для апроксимації будь-яких функцій. В роботі <text:bibliography-mark text:identifier="HOR1" text:bibliography-type="article" text:author="Hornik K., Stinchcombe M., White H" text:journal="NeuralNetworks" text:pages="358-366" text:title="Multilayer feedforward networks are universal approximators" text:volume="2" text:year="1989">[1]</text:bibliography-mark> це було доведено для обмежених та неперервних функцій, а згодом ці результати були поширені <text:bibliography-mark text:identifier="LES1" text:bibliography-type="article" text:author="Leshno M., Schocken S" text:journal="Neural Networks" text:pages="861-867" text:title="Multilayer feedforward networks with non-polynomial activation functions can approximate any function" text:volume="6" text:year="1993">[2]</text:bibliography-mark> для довільних цільових функцій. Традиційно для розв’язання задач апроксимації використовують мережі прямого розповсюдження (<text:span text:style-name="T8">Feedforward Neural Network</text:span>).</text:p>
      <text:p text:style-name="P10"><draw:frame draw:style-name="fr1" draw:name="Врезка1" text:anchor-type="paragraph" svg:width="2.725cm" draw:z-index="0"><draw:text-box fo:min-height="4.075cm"><text:p text:style-name="Drawing"><draw:frame draw:style-name="fr9" draw:name="Графический объект1" text:anchor-type="paragraph" svg:x="0.004cm" svg:y="0.002cm" svg:width="2.725cm" style:rel-width="100%" svg:height="4.075cm" style:rel-height="scale" draw:z-index="1"><draw:image xlink:href="../pictures_thesis/1.jpg" xlink:type="simple" xlink:show="embed" xlink:actuate="onLoad"/></draw:frame>Рисунок <text:sequence text:ref-name="refDrawing0" text:name="Drawing" text:formula="ooow:Drawing+1" style:num-format="1">1</text:sequence>: Класична архітектура для задачі XOR</text:p></draw:text-box></draw:frame><draw:frame draw:style-name="fr2" draw:name="Врезка2" text:anchor-type="paragraph" svg:width="3.36cm" draw:z-index="2"><draw:text-box fo:min-height="3.942cm"><text:p text:style-name="Drawing"><draw:frame draw:style-name="fr9" draw:name="Графический объект2" text:anchor-type="paragraph" svg:x="0.004cm" svg:y="0.002cm" svg:width="3.36cm" style:rel-width="100%" svg:height="3.942cm" style:rel-height="scale" draw:z-index="3"><draw:image xlink:href="../pictures_thesis/2.jpg" xlink:type="simple" xlink:show="embed" xlink:actuate="onLoad"/></draw:frame>Рисунок <text:sequence text:ref-name="refDrawing1" text:name="Drawing" text:formula="ooow:Drawing+1" style:num-format="1">2</text:sequence>: Архітектура для задачі XOR з каскадними елементами</text:p></draw:text-box></draw:frame><text:span text:style-name="T3">В </text:span><text:span text:style-name="T3"><text:bibliography-mark text:identifier="BO1" text:bibliography-type="article" text:author="Boers E. J. W.,  Sprinkhuizen-Kuyper I" text:journal="Advances in the Neural Information Processing Systems" text:pages="153-183" text:publisher="MIT Press" text:title="Combined Biological Metaphors" text:year="2001">[3]</text:bibliography-mark></text:span> <text:span text:style-name="T1">доведено, що проста </text:span><text:span text:style-name="T3">FNN</text:span><text:span text:style-name="T1"> мережа </text:span><text:span text:style-name="T17">(</text:span><text:span text:style-name="T29">див. рис. </text:span><text:span text:style-name="T29"><text:sequence-ref text:reference-format="value" text:ref-name="refDrawing0">1</text:sequence-ref></text:span><text:span text:style-name="T17">)</text:span><text:span text:style-name="T1">, навчається розв‘язувати задачу </text:span><text:span text:style-name="T3">XOR</text:span><text:span text:style-name="T1"> набагато повільніше, ніж мережа з додатковими прямими зв‘язками між вхідними та вихідним нейронами (див. рис </text:span><text:span text:style-name="T29"><text:sequence-ref text:reference-format="value" text:ref-name="refDrawing1">2</text:sequence-ref></text:span><text:span text:style-name="T1">). Так у деяких випадках може бути дуже важливо мати у мережі такі прямі зв'язки між вхідними та вихідними шарами. У загальному випадку, можна розглядати зв'язки між будь-якими шарами і модулями мережі. Існує гіпотеза, що такі зв’язки усувають плато в поверхні помилки. </text:span></text:p>
      <text:p text:style-name="P10"><text:span text:style-name="T1">Отже, архітектура штучної нейронної мережі може сильно вплинути на її здатність до навчання. При використанні нейронних мереж для розв’язання конкретної задачі дуже важливо знайти її найкращу архітектуру. Для невеликих проблем або проблем</text:span> <text:span text:style-name="T1">з відомими розв’язками архітектуру мережі можна розробити і вручну. Однак, коли мова йде про складну проблему, що не має аналітичного розв‘язку, знайти оптимальну архітектуру вручну стає практично неможливим. </text:span></text:p>
      <text:p text:style-name="P7">Традиційними методами навчання мережі з автоматичним підбором архітектури є конструктивні та деструктивні алгоритми. Яскравим прикладом таких методів є алгоритм каскадної кореляції <text:bibliography-mark text:identifier="FMN1" text:bibliography-type="article" text:author="Fahlman S. E.,  Lebiere C." text:journal="Advances in Neural Information Processing Systems" text:pages="524-532" text:title="The Cascaded-correlation learning architecture" text:volume="2" text:year="1990">[4]</text:bibliography-mark>. Цей алгоритм має значну перевагу над алгоритмами навчання <text:span text:style-name="T8">FNN</text:span> у швидкості та ефективності навчання (не потребує зворотного розповсюдження), а також стабільності (мережа зберігає засвоєну інформацію за будь-яких змін вхідних даних). Також цей алгоритм дає змогу економити людські ресурси, бо мережа автоматично визначає власні розміри і топологію. Однак, цей алгоритм має певні недоліки. Топологія мережі є сталою за структурою та змінюється лише у розмірах в залежності від задачі. Але ця архітектура майже завжди буде неоптимальною. Використання як конструктивних, так і деструктивних методів навчання не достатньо для вирішення складних проблем. </text:p>
      <text:p text:style-name="P11"/>
      <text:h text:style-name="P78" text:outline-level="1"><text:soft-page-break/><text:span text:style-name="T17">Застосування еволюційних алгоритмів для </text:span><text:span text:style-name="T1">підбору архітектури</text:span><text:span text:style-name="T17"> нейронних мереж</text:span></text:h>
      <text:p text:style-name="P6">У подальших дослідженнях були спроби застосувати для автоматичного підбору архітектури еволюційні, генетичні, ітераційні та ін. алгоритми. Загальною рекомендацією є зменшення пошукового простору за допомогою якомога компактнішої схеми кодування архітектури. Тобто представлення графа мережі у вигляді матриці суміжності не є прийнятним. У даній роботі для цього було використано граматику графів, що заснована на L-системах.</text:p>
      <text:p text:style-name="P6">Ця граматика базується на граматиці, запропонованій у <text:bibliography-mark text:identifier="BO1" text:bibliography-type="article" text:author="Boers E. J. W.,  Sprinkhuizen-Kuyper I" text:journal="Advances in the Neural Information Processing Systems" text:pages="153-183" text:publisher="MIT Press" text:title="Combined Biological Metaphors" text:year="2001">[3]</text:bibliography-mark>. Але вона містить додаткові символи для усунення неоднозначностей, властивих попередній граматиці. Цими символами є символи атрибутів вершин.</text:p>
      <text:p text:style-name="P6"/>
      <text:p text:style-name="P6"/>
      <text:h text:style-name="Heading_20_2" text:outline-level="2">Відповідності у термінології</text:h>
      <text:p text:style-name="P7">У наведеній нижче таблиці подано еквівалентні значення термінів, що було використано для опису підбору архітектури мережі та генетичних алгоритмів.</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Генетичні алгоритми</text:p>
          </table:table-cell>
          <table:table-cell table:style-name="Таблица2.B1" office:value-type="string">
            <text:p text:style-name="P2">Підбір архітектури мережі</text:p>
          </table:table-cell>
        </table:table-row>
        <table:table-row table:style-name="Таблица2.1">
          <table:table-cell table:style-name="Таблица2.A2" office:value-type="string">
            <text:p text:style-name="P4">Індивід</text:p>
          </table:table-cell>
          <table:table-cell table:style-name="Таблица2.B2" office:value-type="string">
            <text:p text:style-name="P4">L-система</text:p>
          </table:table-cell>
        </table:table-row>
        <table:table-row table:style-name="Таблица2.3">
          <table:table-cell table:style-name="Таблица2.A2" office:value-type="string">
            <text:p text:style-name="P4">Хромосома</text:p>
          </table:table-cell>
          <table:table-cell table:style-name="Таблица2.B2" office:value-type="string">
            <text:p text:style-name="P4">Правило L-системи,</text:p>
            <text:p text:style-name="P4">Аксіома L-системи</text:p>
          </table:table-cell>
        </table:table-row>
        <table:table-row table:style-name="Таблица2.4">
          <table:table-cell table:style-name="Таблица2.A2" office:value-type="string">
            <text:p text:style-name="P4">Міра пристосовуваності</text:p>
          </table:table-cell>
          <table:table-cell table:style-name="Таблица2.B2" office:value-type="string">
            <text:p text:style-name="P4">Помилка на виході мережі (SSE)</text:p>
          </table:table-cell>
        </table:table-row>
        <table:table-row table:style-name="Таблица2.1">
          <table:table-cell table:style-name="Таблица2.A2" office:value-type="string">
            <text:p text:style-name="P4">Схрещування (Cross-over operator)</text:p>
          </table:table-cell>
          <table:table-cell table:style-name="Таблица2.B2" office:value-type="string">
            <text:p text:style-name="P4">Не застосовано (N/A)</text:p>
          </table:table-cell>
        </table:table-row>
        <table:table-row table:style-name="Таблица2.6">
          <table:table-cell table:style-name="Таблица2.A2" office:value-type="string">
            <text:p text:style-name="P4">Оператор мутації (Mutation operator)</text:p>
          </table:table-cell>
          <table:table-cell table:style-name="Таблица2.B2" office:value-type="string">
            <text:list xml:id="list34571668" text:style-name="L1">
              <text:list-item>
                <text:p text:style-name="P58">Заміна вершини на шар нейронів</text:p>
              </text:list-item>
              <text:list-item>
                <text:p text:style-name="P58">бінарне дерево</text:p>
              </text:list-item>
              <text:list-item>
                <text:p text:style-name="P58">каскад</text:p>
              </text:list-item>
            </text:list>
          </table:table-cell>
        </table:table-row>
      </table:table>
      <text:p text:style-name="P53">Таблица <text:sequence text:ref-name="refTable0" text:name="Table" text:formula="ooow:Table+1" style:num-format="1">1</text:sequence>: Відповідність<text:span text:style-name="T1"> між генетичними алгоритмами та </text:span><text:span text:style-name="T17">L-</text:span><text:span text:style-name="T1">системами</text:span></text:p>
      <text:p text:style-name="P5"/>
      <text:h text:style-name="Heading_20_2" text:outline-level="2">Граматика <text:span text:style-name="T17">G0L</text:span></text:h>
      <text:p text:style-name="P12"><text:bookmark text:name="_Toc225836014"/>У граматиці для побудови графів визначаються такі символи : </text:p>
      <text:list xml:id="list34584776" text:style-name="L2">
        <text:list-item>
          <text:p text:style-name="P66">Символи латинського алфавіту – ідентифікатори вершин. Вони не мають обов’язково бути унікальними. Наявність ідентифікатора просто свідчить про наявність вершини.</text:p>
        </text:list-item>
        <text:list-item>
          <text:p text:style-name="P66">Цілі числа – з’єднання. Позначають відносну адресу вершини, яка буде з’єднана з поточною. Поточна вершина для даного з’єднання – це найближча зліва до даного з’єднання вершина.</text:p>
        </text:list-item>
        <text:list-item>
          <text:p text:style-name="P66"><text:soft-page-break/>Квадратні дужки []. Усе, що знаходиться між ними, являється підсистемою, ізольованим графом. Така підсистема розглядається як одна вершина поточної системи. До вхідних з’єднань підсистеми приєднуються зовнішні з’єднання, напрямлені до підсистеми. Вихідні з’єднання приєднуються до зовнішніх вершин, з якими дана підсистема з’єднана.</text:p>
        </text:list-item>
      </text:list>
      <text:p text:style-name="P29"/>
      <text:p text:style-name="P30"><text:span text:style-name="T1">Мережа з каскадн</text:span><text:span text:style-name="T1">ою архітектурою може бути описана такою </text:span><text:span text:style-name="T17">L</text:span>-сис<text:span text:style-name="T1">темою : </text:span></text:p>
      <text:p text:style-name="P31"><draw:frame draw:style-name="fr3" draw:name="Врезка3" text:anchor-type="paragraph" svg:x="7.385cm" svg:y="0.018cm" svg:width="9.525cm" draw:z-index="4"><draw:text-box fo:min-height="6.324cm"><text:p text:style-name="Drawing"><draw:frame draw:style-name="fr9" draw:name="Графический объект3" text:anchor-type="paragraph" svg:x="0.004cm" svg:y="0.002cm" svg:width="9.525cm" style:rel-width="100%" svg:height="6.324cm" style:rel-height="scale" draw:z-index="5"><draw:image xlink:href="../pictures_thesis/demisio_edited.JPG" xlink:type="simple" xlink:show="embed" xlink:actuate="onLoad"/></draw:frame>Рисунок <text:sequence text:ref-name="refDrawing2" text:name="Drawing" text:formula="ooow:Drawing+1" style:num-format="1">3</text:sequence>: Каскадна мережа</text:p></draw:text-box></draw:frame>G = &lt;N, T, P, S&gt;</text:p>
      <text:p text:style-name="P31">T = {c, d, b, _, <text:span text:style-name="T6">:</text:span>, i, o, [ , ]}</text:p>
      <text:p text:style-name="P30"><text:span text:style-name="T17">N = {</text:span> <text:span text:style-name="T11">INPUTS</text:span> <text:span text:style-name="T17">, </text:span><text:span text:style-name="T11">LAYERS</text:span><text:span text:style-name="T14">, </text:span><text:span text:style-name="T11">OUTPUTS</text:span><text:span text:style-name="T14">,</text:span> <text:span text:style-name="T18">A</text:span><text:span text:style-name="T17">}</text:span></text:p>
      <text:p text:style-name="P31"/>
      <text:p text:style-name="P30"><text:span text:style-name="T17">S = {</text:span><text:span text:style-name="T11">_INPUTS:i +1+2 _LAYERS +1 _OUTPUTS:o</text:span> <text:span text:style-name="T17">}</text:span></text:p>
      <text:p text:style-name="P31"/>
      <text:p text:style-name="P30"><text:span text:style-name="T17">P = {</text:span><text:span text:style-name="T11">_INPUTS</text:span> <text:span text:style-name="T17">==&gt; </text:span><text:span text:style-name="T11">[_c:io_d:io]</text:span></text:p>
      <text:p text:style-name="P30"><text:span text:style-name="T11">_LAYERS</text:span> <text:span text:style-name="T17">==&gt; </text:span><text:span text:style-name="T11">[[_A:io]:io+1_b:io]</text:span></text:p>
      <text:p text:style-name="P30"><text:span text:style-name="T11">_A:io</text:span> <text:span text:style-name="T17">==&gt; </text:span><text:span text:style-name="T11">_b:io+1[_A:io]:io</text:span><text:span text:style-name="T17">}</text:span></text:p>
      <text:p text:style-name="P11"/>
      <text:p text:style-name="P15">Після триразового застосування правил до аксіоми отримуємо ланцюг виводу: </text:p>
      <text:p text:style-name="P13"><text:span text:style-name="T2">[_c:io_d:io]:i+1+2[[_b:io+1[_A:io]:io]:io+1_b:io]+1_OUTPUTS:o , </text:span><text:span text:style-name="T1">що описує граф на рис. </text:span><text:span text:style-name="T1"><text:sequence-ref text:reference-format="value" text:ref-name="refDrawing2">3</text:sequence-ref></text:span><text:span text:style-name="T1">.</text:span></text:p>
      <text:p text:style-name="P8"/>
      <text:p text:style-name="P8"/>
      <text:h text:style-name="P83" text:outline-level="2">Оператори мутації</text:h>
      <text:p text:style-name="P8">Для підбору архітектури було введено такі оператори мутації :</text:p>
      <text:list xml:id="list34578151" text:style-name="L3">
        <text:list-item>
          <text:p text:style-name="P60">Заміна вершини на шар нейронів. До L-системи вводиться правило вигляду:</text:p>
        </text:list-item>
      </text:list>
      <text:list xml:id="list34566673" text:style-name="L4">
        <text:list-item>
          <text:list>
            <text:list-item>
              <text:list>
                <text:list-item>
                  <text:list>
                    <text:list-header>
                      <text:p text:style-name="P71"><text:span text:style-name="T17">Padd</text:span> = {<text:span text:style-name="T11">_b</text:span> ==&gt; <text:span text:style-name="T12">[_</text:span><text:span text:style-name="T15">x</text:span><text:span text:style-name="T16">1</text:span><text:span text:style-name="T12">:io_</text:span><text:span text:style-name="T15">x</text:span><text:span text:style-name="T16">2</text:span><text:span text:style-name="T12">:io_</text:span><text:span text:style-name="T15">x</text:span><text:span text:style-name="T16">3</text:span><text:span text:style-name="T12">:io]</text:span><text:span text:style-name="T10">}</text:span></text:p>
                    </text:list-header>
                  </text:list>
                </text:list-item>
              </text:list>
            </text:list-item>
          </text:list>
        </text:list-item>
      </text:list>
      <text:list xml:id="list34576886" text:style-name="L5">
        <text:list-header>
          <text:p text:style-name="P72"><text:span text:style-name="T1">Кількість нейронів, на які вершину буде замінено, обирається випадково. Для зменшення зони пошуку ця кількість є обмеженою. Найбільша кількість вершин, що може бути введена до системи за одне застосування мутації, становить </text:span><text:span text:style-name="T6">5</text:span><text:span text:style-name="T1">.</text:span></text:p>
        </text:list-header>
      </text:list>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41"><draw:frame draw:style-name="fr10" draw:name="Графический объект5" text:anchor-type="paragraph" svg:x="2.933cm" svg:y="0.256cm" svg:width="1.893cm" svg:height="1.526cm" draw:z-index="20"><draw:image xlink:href="../pictures/mutation/vertex.png" xlink:type="simple" xlink:show="embed" xlink:actuate="onLoad"/></draw:frame></text:p>
          </table:table-cell>
          <table:table-cell table:style-name="Таблица4.B1" office:value-type="string">
            <text:p text:style-name="P41"><draw:frame draw:style-name="fr10" draw:name="Графический объект11" text:anchor-type="paragraph" svg:x="0.822cm" svg:y="0.136cm" svg:width="7.188cm" svg:height="1.711cm" draw:z-index="21"><draw:image xlink:href="../pictures/mutation/layer.png" xlink:type="simple" xlink:show="embed" xlink:actuate="onLoad"/></draw:frame></text:p>
          </table:table-cell>
        </table:table-row>
      </table:table>
      <text:p text:style-name="P26"/>
      <text:list xml:id="list34646226" text:continue-list="list34578151" text:style-name="L3">
        <text:list-item>
          <text:p text:style-name="P64"><text:span text:style-name="T1">Заміна </text:span><text:span text:style-name="T1">вершини</text:span> <text:span text:style-name="T1">на бінарне дерево. До L-системи вводиться правило виду :</text:span></text:p>
          <text:p text:style-name="P73"><text:span text:style-name="T17">Padd</text:span><text:span text:style-name="T1"> </text:span><text:span text:style-name="T11">= </text:span></text:p>
          <text:p text:style-name="P73"><text:span text:style-name="T13">{</text:span><text:span text:style-name="T11">_b</text:span><text:span text:style-name="T1"> ==&gt; </text:span><text:span text:style-name="T12">[_</text:span><text:span text:style-name="T15">x</text:span><text:span text:style-name="T12">1:io+1+2+3…+N </text:span></text:p>
          <text:p text:style-name="P73"><text:span text:style-name="T12">_b1:io_b2:io_b3:io…_b</text:span><text:span text:style-name="T15">N</text:span><text:span text:style-name="T12">:io]</text:span><text:span text:style-name="T11">} </text:span></text:p>
          <text:p text:style-name="P74"><text:span text:style-name="T1">Кількість нейронів, на які вершину буде замінено, обирається випадково. Для зменшення зони пошуку ця кількість є обмеженою. Найбільша розмірність дерева </text:span><text:span text:style-name="T2">N</text:span><text:span text:style-name="T1">, що може бути введене до системи за одне застосування мутації, становить </text:span><text:span text:style-name="T2">3</text:span><text:span text:style-name="T1">.</text:span></text:p>
        </text:list-item>
      </text:list>
      <table:table table:name="Таблица3" table:style-name="Таблица3">
        <table:table-column table:style-name="Таблица3.A"/>
        <table:table-column table:style-name="Таблица3.B"/>
        <table:table-row>
          <table:table-cell table:style-name="Таблица3.A1" office:value-type="string">
            <text:p text:style-name="P41"><draw:frame draw:style-name="fr10" draw:name="Графический объект12" text:anchor-type="paragraph" svg:x="2.764cm" svg:y="1.468cm" svg:width="1.893cm" svg:height="1.526cm" draw:z-index="19"><draw:image xlink:href="../pictures/mutation/vertex.png" xlink:type="simple" xlink:show="embed" xlink:actuate="onLoad"/></draw:frame></text:p>
          </table:table-cell>
          <table:table-cell table:style-name="Таблица3.B1" office:value-type="string">
            <text:p text:style-name="P41"><draw:frame draw:style-name="fr10" draw:name="Графический объект15" text:anchor-type="paragraph" svg:x="1.152cm" svg:y="0.06cm" svg:width="5.517cm" svg:height="4.099cm" draw:z-index="18"><draw:image xlink:href="../pictures/mutation/tree.png" xlink:type="simple" xlink:show="embed" xlink:actuate="onLoad"/></draw:frame></text:p>
          </table:table-cell>
        </table:table-row>
      </table:table>
      <text:p text:style-name="P27"/>
      <text:list xml:id="list34644298" text:continue-numbering="true" text:style-name="L3">
        <text:list-item>
          <text:p text:style-name="P62">Заміна вершини на каскад. До L-системи вводиться правило виду :</text:p>
        </text:list-item>
      </text:list>
      <text:p text:style-name="P9"><text:span text:style-name="T17">Padd = {</text:span><text:span text:style-name="T12">_b</text:span> <text:span text:style-name="T17">==&gt; </text:span><text:span text:style-name="T12">[[_</text:span><text:span text:style-name="T15">x</text:span><text:span text:style-name="T12">:io]:i+1_</text:span><text:span text:style-name="T15">y</text:span><text:span text:style-name="T12">:o]</text:span>         <text:span text:style-name="T12">_</text:span><text:span text:style-name="T15">x</text:span><text:span text:style-name="T12">:io</text:span> <text:span text:style-name="T17">==&gt; </text:span><text:span text:style-name="T12">_</text:span><text:span text:style-name="T15">y</text:span><text:span text:style-name="T12">:io+1[_</text:span><text:span text:style-name="T15">x</text:span><text:span text:style-name="T12">:io]:io</text:span><text:span text:style-name="T17">}</text:span></text:p>
      <text:p text:style-name="P32"><text:soft-page-break/><text:span text:style-name="T1">При використанні будь-якого з правил, вершина </text:span><text:span text:style-name="T11">b</text:span> <text:span text:style-name="T1">для застосування мутації обирається випадково з-поміж вершин, які можуть з’явитися у результаті переписування L-системи. </text:span></text:p>
      <text:p text:style-name="P33"/>
      <text:h text:style-name="Heading_20_2" text:outline-level="2">Навчання мережі методом випадкового пошуку.</text:h>
      <text:p text:style-name="P34"><text:span text:style-name="T1">Для навчання таких мереж було використано алгоритм випадкового пошуку</text:span><text:span text:style-name="T17">. </text:span><text:span text:style-name="T1">Ефективність роботи алгоритму випадкового пошуку сильно залежить від того, як будуть робитися відхилення (тобто, як буде обиратися наступна точка для порівняння). Вибір великого кроку загрожує тим, що ми можемо пропустити розв’язок. Вибір малого кроку призводить до зростання часу, витраченого на знаходження розв’язку. </text:span></text:p>
      <text:p text:style-name="P33"><text:span text:style-name="T24">Зважаючи на це, для розв’язання задачі було обрано метод „From Genetic Algorithms To Efficient Optimization”, описаний Deniz Yuret у своїй роботі </text:span><text:s/><text:bibliography-mark text:identifier="YUR1" text:bibliography-type="techreport" text:author="Yuret D." text:edition="Technical Report No. 1569" text:publisher="artificial intelligence laboratory" text:school="Massachusetts institute of technology" text:title="From Genetic Algorithms To Efficient Optimization" text:year="1994">[5]</text:bibliography-mark>.</text:p>
      <text:p text:style-name="P33">У основі метода лежать такі принципи :</text:p>
      <text:list xml:id="list34564171" text:style-name="L6">
        <text:list-item>
          <text:p text:style-name="P70"><draw:frame draw:style-name="fr4" draw:name="Врезка5" text:anchor-type="paragraph" svg:x="7.428cm" svg:y="1.15cm" svg:width="8.864cm" draw:z-index="24"><draw:text-box fo:min-height="4.683cm"><text:p text:style-name="Drawing"><draw:frame draw:style-name="fr11" draw:name="Графический объект16" text:anchor-type="paragraph" svg:x="0cm" svg:y="-0.538cm" svg:width="8.864cm" style:rel-width="100%" svg:height="4.683cm" style:rel-height="scale" draw:z-index="25"><draw:image xlink:href="../pictures_old_diplom/yuret1.png" xlink:type="simple" xlink:show="embed" xlink:actuate="onLoad"/></draw:frame>Рисунок <text:sequence text:ref-name="refDrawing3" text:name="Drawing" text:formula="ooow:Drawing+1" style:num-format="1">4</text:sequence>: Псевдокод алгоритму глобальної оптимізації</text:p></draw:text-box></draw:frame><text:span text:style-name="T27">Для знаходження глобального максимуму функції проводиться кілька спроб знаходження локального максимуму, з-поміж яких обирається найкраща.  Нова початкова точка для алгоритму локального пошуку обирається таким чином, щоб вона була якомога більше віддалена</text:span><text:span text:style-name="T26"> </text:span><text:span text:style-name="T27">від раніше знайдених локальних максимумів (рис. </text:span><text:span text:style-name="T27"><text:sequence-ref text:reference-format="value" text:ref-name="refDrawing3">4</text:sequence-ref></text:span><text:span text:style-name="T27">).</text:span><text:span text:style-name="T26"> </text:span><text:span text:style-name="T27">Для пошукових просторів з великою розмірністю прийнятним є випадковий вибір нової початкової точки.</text:span></text:p>
          <text:p text:style-name="P75">Такий підхід дозволяє виходити з зони локального максимуму та дає шанси знайти більш оптимальний розв’язок.</text:p>
        </text:list-item>
        <text:list-item>
          <text:p text:style-name="P68"><draw:frame draw:style-name="fr4" draw:name="Врезка13" text:anchor-type="paragraph" svg:x="5.943cm" svg:y="0.711cm" svg:width="10.451cm" draw:z-index="26"><draw:text-box fo:min-height="9.657cm"><text:p text:style-name="Drawing"><draw:frame draw:style-name="fr9" draw:name="Графический объект17" text:anchor-type="paragraph" svg:x="0.004cm" svg:y="0.002cm" svg:width="10.451cm" style:rel-width="100%" svg:height="9.657cm" style:rel-height="scale" draw:z-index="27"><draw:image xlink:href="../pictures_old_diplom/yuret2.png" xlink:type="simple" xlink:show="embed" xlink:actuate="onLoad"/></draw:frame>Рисунок <text:sequence text:ref-name="refDrawing4" text:name="Drawing" text:formula="ooow:Drawing+1" style:num-format="1">5</text:sequence>: Алгоритм локального пошуку</text:p></draw:text-box></draw:frame><text:soft-page-break/>Розмір пробного кроку змінюється у відповідності з локальним характером поверхні помилки. Крок слід змінювати пропорційно до частоти вдалих кроків.(зменшувати при зменшенні частоти успішних кроків та збільшувати при зростанні цієї частоти).</text:p>
          <text:p text:style-name="P75">Така стратегія має переваги порівняно із методами, у яких розмір кроку є сталою величиною, оскільки він враховує характер поверхні помилки (рис. ). </text:p>
        </text:list-item>
        <text:list-item>
          <text:p text:style-name="P68">Відслідковувати напрямки недавніх успішних кроків (використовувати статистичний градієнт). </text:p>
        </text:list-item>
      </text:list>
      <text:p text:style-name="P40">Використання статистичного градієнту може пришвидшити досягнення оптимального розв’язку завдяки відкидання невдалих напрямків та перегляді вдалих у першу чергу.</text:p>
      <text:p text:style-name="P14">Поєднання цих ідей у одному алгоритмі дає достатньо ефективний алгоритм оптимізації, який не висуває жодних вимог до цільової функції. Ефективність цього алгоритму було підтверджено у роботі Deniz Yuret на тесті де-Джонга (De Jong's test-problem suite [10]) та деяких інших задачах.</text:p>
      <text:p text:style-name="P33">Його перевагами є те, що розмір пробного кроку змінюється у відповідності з локальним характером поверхні помилки та використання статистичного градієнту. Цей метод дав прийнятні результати на простих задачах (задача XOR) але виявився недостатньо ефективним для розв‘язання задачі “Two Spiral Problem”.</text:p>
      <text:p text:style-name="P35"/>
      <text:h text:style-name="P80" text:outline-level="1">Результати досліджень</text:h>
      <text:h text:style-name="Heading_20_2" text:outline-level="2">Задача <text:span text:style-name="T29">«Two Spiral problem»</text:span></text:h>
      <text:p text:style-name="P36">Задача «Two Spiral problem» поляга<text:span text:style-name="T1">є</text:span> у <text:span text:style-name="T1">розділенні всіх точок площини на дві спіралі, виходячи з таких даних :</text:span></text:p>
      <text:p text:style-name="P36"><draw:frame draw:style-name="fr5" draw:name="Врезка11" text:anchor-type="paragraph" svg:width="11.331cm" draw:z-index="14"><draw:text-box fo:min-height="9.188cm"><text:p text:style-name="Drawing"><draw:frame draw:style-name="fr9" draw:name="Графический объект13" text:anchor-type="paragraph" svg:x="0.004cm" svg:y="0.002cm" svg:width="16.484cm" style:rel-width="100%" svg:height="12.383cm" style:rel-height="scale" draw:z-index="15"><draw:image xlink:href="../pictures/2Spiral/2Spiral.png" xlink:type="simple" xlink:show="embed" xlink:actuate="onLoad"/></draw:frame>Рисунок <text:sequence text:ref-name="refDrawing5" text:name="Drawing" text:formula="ooow:Drawing+1" style:num-format="1">6</text:sequence>: Вхідні дані для задачі "Two spiral problem"</text:p></draw:text-box></draw:frame>Червоний <text:span text:style-name="T1">колір відповідає значенню “0”. Зелений колір відповідає значенню “1”. У результаті ми повинні отримати приблизно такий розподіл точок :</text:span></text:p>
      <text:p text:style-name="P33"><draw:frame draw:style-name="fr6" draw:name="Врезка12" text:anchor-type="paragraph" svg:y="-0.141cm" svg:width="11.021cm" draw:z-index="28"><draw:text-box fo:min-height="8.784cm"><text:p text:style-name="Drawing"><draw:frame draw:style-name="fr9" draw:name="Графический объект14" text:anchor-type="paragraph" svg:x="0.004cm" svg:y="0.002cm" svg:width="12.515cm" style:rel-width="100%" svg:height="10.319cm" style:rel-height="scale" draw:z-index="29"><draw:image xlink:href="../pictures_presentation/mutations/testing/spiral_solved.jpg" xlink:type="simple" xlink:show="embed" xlink:actuate="onLoad"/></draw:frame>Рисунок <text:sequence text:ref-name="refDrawing6" text:name="Drawing" text:formula="ooow:Drawing+1" style:num-format="1">7</text:sequence>: <text:bookmark-start text:name="DDE_LINK1"/>Two Spiral problem<text:bookmark-end text:name="DDE_LINK1"/> <text:span text:style-name="T1">- </text:span><text:s/><text:span text:style-name="T1">розвязок задачі</text:span></text:p></draw:text-box></draw:frame></text:p>
      <text:h text:style-name="P82" text:outline-level="2">Метод випадкового пошуку :</text:h>
      <text:p text:style-name="P36"><text:span text:style-name="T1">Як видно з рис. </text:span><text:span text:style-name="T1"><text:sequence-ref text:reference-format="value" text:ref-name="refDrawing7">8</text:sequence-ref></text:span><text:span text:style-name="T1">, результати навчання мережі за допомогою метода випадкового пошуку не є задовільними.</text:span></text:p>
      <text:p text:style-name="P33"><draw:frame draw:style-name="fr7" draw:name="Врезка4" text:anchor-type="paragraph" svg:x="0.286cm" svg:y="-0.108cm" svg:width="10.608cm" draw:z-index="16"><draw:text-box fo:min-height="9.107cm"><text:p text:style-name="Drawing"><draw:frame draw:style-name="fr12" draw:name="Графический объект4" text:anchor-type="paragraph" svg:y="0.002cm" svg:width="10.241cm" style:rel-width="100%" svg:height="7.713cm" style:rel-height="scale" draw:z-index="17"><draw:image xlink:href="../pictures_presentation/mutations/testing/s10_res.jpg" xlink:type="simple" xlink:show="embed" xlink:actuate="onLoad"/></draw:frame>Рисунок <text:sequence text:ref-name="refDrawing7" text:name="Drawing" text:formula="ooow:Drawing+1" style:num-format="1">8</text:sequence>: Two Spiral problem випадковий пошук</text:p></draw:text-box></draw:frame></text:p>
      <text:p text:style-name="P33"/>
      <text:h text:style-name="Heading_20_2" text:outline-level="2">Навчання за допомогою <text:span text:style-name="T17"><text:s/>Matlab Neural network toolbox</text:span></text:h>
      <text:p text:style-name="P36">З моменту отримання попередн<text:span text:style-name="T1">іх результатів було дещо вдосконалено процедуру візуалізації результатів.</text:span></text:p>
      <text:p text:style-name="P33">Надалі в ілюстраціях результатів будуть використані такі кольори :</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51">Колір</text:p>
            </table:table-cell>
            <table:table-cell table:style-name="Таблица1.B1" office:value-type="string">
              <text:p text:style-name="P51">Значення</text:p>
            </table:table-cell>
          </table:table-row>
        </table:table-header-rows>
        <table:table-row>
          <table:table-cell table:style-name="Таблица1.A2" office:value-type="string">
            <text:p text:style-name="P47">Червоний</text:p>
          </table:table-cell>
          <table:table-cell table:style-name="Таблица1.B2" office:value-type="string">
            <text:p text:style-name="P43">Значення <text:span text:style-name="T7">0</text:span>, отримане на <text:span text:style-name="T7">тестових </text:span>даних</text:p>
          </table:table-cell>
        </table:table-row>
        <table:table-row>
          <table:table-cell table:style-name="Таблица1.A2" office:value-type="string">
            <text:p text:style-name="P48">Зелений</text:p>
          </table:table-cell>
          <table:table-cell table:style-name="Таблица1.B2" office:value-type="string">
            <text:p text:style-name="P43">Значення <text:span text:style-name="T7">1</text:span>, отримане на <text:span text:style-name="T7">тестових</text:span> даних</text:p>
          </table:table-cell>
        </table:table-row>
        <table:table-row>
          <table:table-cell table:style-name="Таблица1.A2" office:value-type="string">
            <text:p text:style-name="P49">Синій</text:p>
          </table:table-cell>
          <table:table-cell table:style-name="Таблица1.B2" office:value-type="string">
            <text:p text:style-name="P43">Значення <text:span text:style-name="T7">0</text:span>, отримане на <text:span text:style-name="T7">навчальних </text:span>даних</text:p>
          </table:table-cell>
        </table:table-row>
        <table:table-row>
          <table:table-cell table:style-name="Таблица1.A2" office:value-type="string">
            <text:p text:style-name="P50">Жовтий</text:p>
          </table:table-cell>
          <table:table-cell table:style-name="Таблица1.B2" office:value-type="string">
            <text:p text:style-name="P43">Значення <text:span text:style-name="T7">1</text:span>, отримане на <text:span text:style-name="T7">навчальних </text:span>даних</text:p>
          </table:table-cell>
        </table:table-row>
      </table:table>
      <text:p text:style-name="P33"/>
      <text:p text:style-name="P33"/>
      <text:p text:style-name="P37">Наступним кроком стало застосування <text:span text:style-name="T7">Matlab Neural network toolbox</text:span> для навчання мереж із нестандартною (нешаруватою архітектурою). <text:span text:style-name="T7">Matlab Neural network toolbox</text:span> має можливості роботи з мережами, що мають каскадну архітектуру. Зокрема, функцію створення каскадної мережі <text:span text:style-name="T9">newcf</text:span>. А також алгоритм LMA (<text:span text:style-name="T9">Levenberg-Marquardt backpropagation algorithm</text:span>) для навчання таких мереж. Проблемою функції newcf є те, що вона створює повністю зв'язану архітектуру. Тобто, до кожного шару мережі приєднані всі попередні шари. Отже, використання цієї функції не є прийнятним у рамках розглянутої задачі. Отже, постає потреба самим конструювати необхідну архітектуру (<text:span text:style-name="T9">custom network</text:span>) у термінах обєкту <text:span text:style-name="T7">Matlab Neural Network </text:span><text:span text:style-name="T23">(</text:span><text:span text:style-name="T33">для більш детальної інформації див. </text:span><text:span text:style-name="T33"><text:bibliography-mark text:identifier="MNNT Man" text:bibliography-type="www" text:booktitle="Matlab Neural Network toolbox manual" text:organizations="Mathworks" text:url="http://www.mathworks.com/access/helpdesk/help/toolbox/nnet/">[6]</text:bibliography-mark></text:span><text:span text:style-name="T23">)</text:span>.</text:p>
      <text:p text:style-name="P33"/>
      <text:h text:style-name="Heading_20_2" text:outline-level="2"><text:span text:style-name="T31">Особливості </text:span><text:span text:style-name="T22">Matlab Neural network toolbox </text:span></text:h>
      <text:list xml:id="list34565313" text:style-name="L7">
        <text:list-item>
          <text:p text:style-name="P63">Неможливо задати властивості (активаційну функцію, “замороження” ваг, тощо) для одного конкретного нейрона у шарі. Це можна зробити лише для шару в цілому.</text:p>
          <text:p text:style-name="P65"><text:span text:style-name="T4">Тому було вирішено обрати представлення мережі “</text:span><text:span text:style-name="T5">1 нейрон — 1 шар</text:span><text:span text:style-name="T4">”.</text:span></text:p>
        </text:list-item>
        <text:list-item>
          <text:p text:style-name="P61"><text:span text:style-name="T32">Вибрана нами функція ініціалізації шарів </text:span><text:span text:style-name="T21">“</text:span><text:span text:style-name="T19">initnw</text:span><text:span text:style-name="T21">” </text:span><text:span text:style-name="T32">не працює, якщо мережа має хоча б один шар нейронів із пороговою </text:span><text:span text:style-name="T21">(</text:span><text:span text:style-name="T20">hardlim, hardlims</text:span><text:span text:style-name="T21">) </text:span><text:span text:style-name="T32">функцією актиації. Це може серйозно заплутати людей, що проектують мережу. Навіть при правильно спроектованій архітектурі мережа може погано навчатися при поганому виборі початкових ваг зєднань.</text:span></text:p>
        </text:list-item>
        <text:list-item>
          <text:p text:style-name="P63">Якщо два шари нейронів зєднані, то навчаються усі можливі звязки між їхніми нейронами.</text:p>
          <text:p text:style-name="P63">Мережі, розглянуті у даній роботі, не потребують такої повної звязаності. Навпаки, при їхньому проектуванні ми намагаємося її уникнути.</text:p>
        </text:list-item>
        <text:list-item>
          <text:p text:style-name="P61"><text:span text:style-name="T32">Нейрони вхідного слою </text:span><text:span text:style-name="T21">(</text:span><text:span text:style-name="T20">net.inputs</text:span><text:span text:style-name="T21">) </text:span><text:span text:style-name="T32">не описуються у структурах </text:span><text:span text:style-name="T21">(</text:span><text:span text:style-name="T22">net.layers</text:span><text:span text:style-name="T21">), (</text:span><text:span text:style-name="T22">net.layerConnect</text:span><text:span text:style-name="T21">). </text:span><text:span text:style-name="T32">Ці нейрони винесені у окремий шар, що має лінійні активаційні функції.</text:span></text:p>
          <text:p text:style-name="P63">Таким чином, при проектуванні мережі слід або </text:p>
        </text:list-item>
      </text:list>
      <text:list xml:id="list34573526" text:style-name="L8">
        <text:list-item>
          <text:p text:style-name="P69"><text:span text:style-name="T4">Розбити матрицю суміжності графа архітектури на дві частини </text:span><text:span text:style-name="T21">(inputs, layers)</text:span></text:p>
        </text:list-item>
        <text:list-item>
          <text:p text:style-name="P67"><text:span text:style-name="T32">Використовувати матрицю суміжності графа архітектури у якості структури </text:span><text:span text:style-name="T20">net.layerConnect</text:span><text:span text:style-name="T21">. </text:span><text:span text:style-name="T32">Встановити у матриці </text:span><text:span text:style-name="T20">net.IW</text:span><text:span text:style-name="T21"> </text:span><text:span text:style-name="T32">значення “</text:span><text:span text:style-name="T31">1</text:span><text:span text:style-name="T32">”. Та “заморозити” ці значення</text:span><text:span text:style-name="T21"> </text:span><text:span text:style-name="T20">net.inputw{i}</text:span><text:span text:style-name="T30">.learn = 0;</text:span></text:p>
          <text:p text:style-name="P76">Ми обрали другий варіант як більш простий та масштабований.</text:p>
        </text:list-item>
      </text:list>
      <text:p text:style-name="P38"/>
      <text:h text:style-name="Heading_20_2" text:outline-level="2"><text:soft-page-break/>Результати навчання мереж, сконструйованих вручну</text:h>
      <text:p text:style-name="P39"><text:span text:style-name="T1">Цю реалізацію було випробувано на задачі </text:span><text:span text:style-name="T17">“Two spiral problem”. </text:span><text:span text:style-name="T1">Випробування проводилися як на архітектурах, заданих вручну так і на архітектурах, отриманих у результаті мутації. Нижче наведені іхні результати :</text:span></text:p>
      <text:p text:style-name="P38"/>
      <text:p text:style-name="P38"/>
      <text:p text:style-name="P38"/>
      <text:h text:style-name="Heading_20_3" text:outline-level="3">Каскадна мережа Фальмана</text:h>
      <text:p text:style-name="P38"><draw:frame draw:style-name="fr8" draw:name="Врезка6" text:anchor-type="paragraph" svg:width="10.229cm" draw:z-index="11"><draw:text-box fo:min-height="7.9cm"><text:p text:style-name="Drawing"><draw:frame draw:style-name="fr13" draw:name="Графический объект6" text:anchor-type="paragraph" svg:width="9.419cm" svg:height="7.382cm" draw:z-index="12"><draw:image xlink:href="../pictures/cascade/cascade.png" xlink:type="simple" xlink:show="embed" xlink:actuate="onLoad"/></draw:frame>Рисунок <text:sequence text:ref-name="refDrawing8" text:name="Drawing" text:formula="ooow:Drawing+1" style:num-format="1">9</text:sequence>: Каскад з 16 шарів</text:p></draw:text-box></draw:frame></text:p>
      <text:p text:style-name="P38"/>
      <text:h text:style-name="P84" text:outline-level="3">Каскадна мережа <text:span text:style-name="T1">із шарами різного розміру</text:span></text:h>
      <text:p text:style-name="P38"/>
      <text:p text:style-name="P38"><draw:frame draw:style-name="fr5" draw:name="Врезка7" text:anchor-type="paragraph" svg:width="16.999cm" draw:z-index="6"><draw:text-box fo:min-height="6.703cm"><text:p text:style-name="Drawing"><draw:frame draw:style-name="fr9" draw:name="Графический объект8" text:anchor-type="paragraph" svg:x="0.004cm" svg:y="0.002cm" svg:width="16.999cm" style:rel-width="100%" svg:height="6.703cm" style:rel-height="scale" draw:z-index="7"><draw:image xlink:href="../pictures/layered.jpg" xlink:type="simple" xlink:show="embed" xlink:actuate="onLoad"/></draw:frame>Рисунок <text:sequence text:ref-name="refDrawing9" text:name="Drawing" text:formula="ooow:Drawing+1" style:num-format="1">10</text:sequence>: Архітектура мережі</text:p></draw:text-box></draw:frame></text:p>
      <text:p text:style-name="P38"/>
      <text:p text:style-name="P38"><draw:frame draw:style-name="fr5" draw:name="Врезка8" text:anchor-type="paragraph" svg:width="9.717cm" draw:z-index="8"><draw:text-box fo:min-height="8.2cm"><text:p text:style-name="Drawing"><draw:frame draw:style-name="fr13" draw:name="Графический объект7" text:anchor-type="paragraph" svg:width="9.474cm" svg:height="7.382cm" draw:z-index="13"><draw:image xlink:href="../pictures/layered/layered.png" xlink:type="simple" xlink:show="embed" xlink:actuate="onLoad"/></draw:frame>Рисунок <text:sequence text:ref-name="refDrawing10" text:name="Drawing" text:formula="ooow:Drawing+1" style:num-format="1">11</text:sequence>: Результат навчання</text:p></draw:text-box></draw:frame></text:p>
      <text:p text:style-name="P38"/>
      <text:p text:style-name="P38"/>
      <text:h text:style-name="P84" text:outline-level="3">Результати навчання із автоматичним підбором архітектури.</text:h>
      <text:p text:style-name="P38"><draw:frame draw:style-name="fr5" draw:name="Врезка10" text:anchor-type="paragraph" svg:width="13.615cm" draw:z-index="9"><draw:text-box fo:min-height="10.85cm"><text:p text:style-name="Drawing"><draw:frame draw:style-name="fr13" draw:name="Графический объект10" text:anchor-type="paragraph" svg:width="12.649cm" svg:height="10.109cm" draw:z-index="22"><draw:image xlink:href="../pictures/evolutions/2/arch22.png" xlink:type="simple" xlink:show="embed" xlink:actuate="onLoad"/></draw:frame>Рисунок <text:sequence text:ref-name="refDrawing11" text:name="Drawing" text:formula="ooow:Drawing+1" style:num-format="1">12</text:sequence>: Спроба1</text:p></draw:text-box></draw:frame></text:p>
      <text:p text:style-name="P38"/>
      <text:p text:style-name="P38"><draw:frame draw:style-name="fr5" draw:name="Врезка9" text:anchor-type="paragraph" svg:width="14.22cm" draw:z-index="10"><draw:text-box fo:min-height="10.111cm"><text:p text:style-name="Drawing"><draw:frame draw:style-name="fr13" draw:name="Графический объект9" text:anchor-type="paragraph" svg:width="12.411cm" svg:height="9.633cm" draw:z-index="23"><draw:image xlink:href="../pictures/evolutions/3/arch51.png" xlink:type="simple" xlink:show="embed" xlink:actuate="onLoad"/></draw:frame>Рисунок <text:sequence text:ref-name="refDrawing12" text:name="Drawing" text:formula="ooow:Drawing+1" style:num-format="1">13</text:sequence>: Спроба <text:span text:style-name="T1">2</text:span></text:p></draw:text-box></draw:frame></text:p>
      <text:p text:style-name="P38"><text:soft-page-break/></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42">Мережа</text:p>
          </table:table-cell>
          <table:table-cell table:style-name="Таблица5.A1" office:value-type="string">
            <text:p text:style-name="P42">К<text:span text:style-name="T1">ількість </text:span></text:p>
            <text:p text:style-name="P44">нейронів</text:p>
          </table:table-cell>
          <table:table-cell table:style-name="Таблица5.A1" office:value-type="string">
            <text:p text:style-name="P44">Помилка навчання </text:p>
            <text:p text:style-name="P45">(MSE)</text:p>
          </table:table-cell>
          <table:table-cell table:style-name="Таблица5.D1" office:value-type="string">
            <text:p text:style-name="P46">К<text:span text:style-name="T1">ількість спроб мутації</text:span></text:p>
          </table:table-cell>
        </table:table-row>
        <table:table-row>
          <table:table-cell table:style-name="Таблица5.A2" office:value-type="string">
            <text:p text:style-name="P46">Каскадна</text:p>
            <text:p text:style-name="P44">(рис. <text:sequence-ref text:reference-format="value" text:ref-name="refDrawing9">10</text:sequence-ref>)</text:p>
          </table:table-cell>
          <table:table-cell table:style-name="Таблица5.B2" office:value-type="float" office:value="16">
            <text:p text:style-name="P42">16</text:p>
          </table:table-cell>
          <table:table-cell table:style-name="Таблица5.A2" office:value-type="string">
            <text:p text:style-name="P42">0.343073</text:p>
          </table:table-cell>
          <table:table-cell table:style-name="Таблица5.D2" office:value-type="string">
            <text:p text:style-name="P45">N/A</text:p>
          </table:table-cell>
        </table:table-row>
        <table:table-row>
          <table:table-cell table:style-name="Таблица5.A2" office:value-type="string">
            <text:p text:style-name="P42">Ручна арх<text:span text:style-name="T1">ітектура1 (рис. </text:span><text:span text:style-name="T1"><text:sequence-ref text:reference-format="value" text:ref-name="refDrawing10">11</text:sequence-ref></text:span><text:span text:style-name="T1">)</text:span></text:p>
          </table:table-cell>
          <table:table-cell table:style-name="Таблица5.B2" office:value-type="float" office:value="13">
            <text:p text:style-name="P45">13</text:p>
          </table:table-cell>
          <table:table-cell table:style-name="Таблица5.A2" office:value-type="string">
            <text:p text:style-name="P42">0.438923</text:p>
          </table:table-cell>
          <table:table-cell table:style-name="Таблица5.D2" office:value-type="string">
            <text:p text:style-name="P45">N/A</text:p>
          </table:table-cell>
        </table:table-row>
        <table:table-row>
          <table:table-cell table:style-name="Таблица5.A2" office:value-type="string">
            <text:p text:style-name="P42"><text:span text:style-name="T1">Автоматична </text:span>арх<text:span text:style-name="T1">ітектура1 (рис. </text:span><text:span text:style-name="T1"><text:sequence-ref text:reference-format="value" text:ref-name="refDrawing11">12</text:sequence-ref></text:span><text:span text:style-name="T1">)</text:span></text:p>
          </table:table-cell>
          <table:table-cell table:style-name="Таблица5.B2" office:value-type="float" office:value="89">
            <text:p text:style-name="P44">89</text:p>
          </table:table-cell>
          <table:table-cell table:style-name="Таблица5.A2" office:value-type="string">
            <text:p text:style-name="P42">0.458596</text:p>
          </table:table-cell>
          <table:table-cell table:style-name="Таблица5.D4" office:value-type="float" office:value="21">
            <text:p text:style-name="P44">21</text:p>
          </table:table-cell>
        </table:table-row>
        <table:table-row>
          <table:table-cell table:style-name="Таблица5.A2" office:value-type="string">
            <text:p text:style-name="P42"><text:span text:style-name="T1">Автоматична</text:span> арх<text:span text:style-name="T1">ітектура </text:span><text:span text:style-name="T17">2</text:span><text:span text:style-name="T1"> (рис. </text:span><text:span text:style-name="T1"><text:sequence-ref text:reference-format="value" text:ref-name="refDrawing12">13</text:sequence-ref></text:span><text:span text:style-name="T1">)</text:span></text:p>
          </table:table-cell>
          <table:table-cell table:style-name="Таблица5.B2" office:value-type="float" office:value="85">
            <text:p text:style-name="P44">85</text:p>
          </table:table-cell>
          <table:table-cell table:style-name="Таблица5.A2" office:value-type="string">
            <text:p text:style-name="P42">0.492109</text:p>
          </table:table-cell>
          <table:table-cell table:style-name="Таблица5.D4" office:value-type="float" office:value="51">
            <text:p text:style-name="P44">51</text:p>
          </table:table-cell>
        </table:table-row>
      </table:table>
      <text:p text:style-name="P38"/>
      <text:p text:style-name="P38"/>
      <text:p text:style-name="P38"/>
      <text:p text:style-name="P38">У якості характеристики придатності архітектури використовується значення помилки на навчальній вибірці. При цьому застосують однакову кількість переписувань для обох архітектур. Результати роботи алгоритму випадкового пошуку архітектури свідчать, що ця схема порівняння є недостатньо ефективною. Наразі ведуться роботи над покращенням схеми порівняння із урахуванням кількості переписувань.</text:p>
      <text:p text:style-name="P38"/>
      <text:h text:style-name="P79" text:outline-level="1">Висновки </text:h>
      <text:p text:style-name="P39"><text:span text:style-name="T1">Таким чином, в роботі запропоновано засоби для побудови та подальшого навчання нейронних мереж каскадної архітектури. Для них розроблено компактну схему кодування, придатну до подальшого застосування у еволюційних алгоритмах. Було створено бібліотеку для перетворення нейромережі з </text:span><text:span text:style-name="T17">G0L </text:span><text:span text:style-name="T1">граматики </text:span><text:span text:style-name="T29">або матри</text:span><text:span text:style-name="T1">ці суміжності графу архітектури до формату Matlab neural network toolbox. </text:span></text:p>
      <text:p text:style-name="P38">На архітектурах, заданих вручну, були отримані прийнянті результати. Для архітектур, підібраних автоматично, результати дещо гірші, але вони можуть бути покращені більш вдалим вибором початкової архітектури мережі або використанням більш складних та ефективних еволюційних алгоритмів.</text:p>
      <text:p text:style-name="P3"/>
      <text:p text:style-name="P3"/>
      <text:bibliography text:style-name="Sect1" text:name="Библиография1">
        <text:bibliography-source>
          <text:index-title-template text:style-name="Bibliography_20_Heading">Список літератури</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journal"/>
            <text:index-entry-span>,</text:index-entry-span>
            <text:index-entry-bibliography text:bibliography-data-field="publisher"/>
            <text:index-entry-span>,  </text:index-entry-span>
            <text:index-entry-bibliography text:bibliography-data-field="year"/>
            <text:index-entry-span>.- </text:index-entry-span>
            <text:index-entry-bibliography text:bibliography-data-field="volume"/>
            <text:index-entry-span> </text:index-entry-span>
            <text:index-entry-bibliography text:bibliography-data-field="pages"/>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school"/>
            <text:index-entry-span>.- </text:index-entry-span>
            <text:index-entry-bibliography text:bibliography-data-field="publisher"/>
            <text:index-entry-span>.- </text:index-entry-span>
            <text:index-entry-bibliography text:bibliography-data-field="edition"/>
            <text:index-entry-span>,</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booktitle"/>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h text:style-name="P77" text:outline-level="1">Список літератури</text:h>
          </text:index-title>
          <text:p text:style-name="P52">1: Hornik K., Stinchcombe M., White H. Multilayer feedforward networks are universal approximators, NeuralNetworks,, <text:s/>1989.- 2 358-366 </text:p>
          <text:p text:style-name="P52">2: Leshno M., Schocken S. Multilayer feedforward networks with non-polynomial activation functions can approximate any function, Neural Networks,, <text:s/>1993.- 6 861-867 </text:p>
          <text:p text:style-name="P52">3: Boers E. J. W.,  Sprinkhuizen-Kuyper I. Combined Biological Metaphors, Advances in the Neural Information Processing Systems,MIT Press, <text:s/>2001.- <text:s/>153-183 </text:p>
          <text:p text:style-name="P52">4: Fahlman S. E.,  Lebiere C.. The Cascaded-correlation learning architecture, Advances in Neural Information Processing Systems,, <text:s/>1990.- 2 524-532 </text:p>
          <text:p text:style-name="P52">5: Yuret D., From Genetic Algorithms To Efficient Optimization, Massachusetts institute of technology.- artificial intelligence laboratory.- Technical Report No. 1569,1994</text:p>
          <text:p text:style-name="P52">6: Matlab Neural Network toolbox manual: http://www.mathworks.com/access/helpdesk/help/toolbox/nnet/</text:p>
        </text:index-body>
      </text:bibliography>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Peterburg" svg:font-family="Peterburg"/>
    <style:font-face style:name="Tahoma1" svg:font-family="Tahoma"/>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language="uk" fo:country="UA"/>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04T12:08:21.90</meta:creation-date>
    <dc:date>2009-12-26T14:55:17.93</dc:date>
    <meta:editing-duration>PT09H48M39S</meta:editing-duration>
    <meta:editing-cycles>383</meta:editing-cycles>
    <meta:generator>OpenOffice.org/3.1$Win32 OpenOffice.org_project/310m11$Build-9399</meta:generator>
    <meta:document-statistic meta:table-count="5" meta:image-count="17" meta:object-count="0" meta:page-count="18" meta:paragraph-count="196" meta:word-count="2253" meta:character-count="16832"/>
  </office:meta>
</office:document-meta>
</file>